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6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D10">
      <style:table-properties table:display="true" style:writing-mode="lr-tb"/>
    </style:style>
    <style:style style:name="ta2" style:family="table" style:master-page-name="PageStyle_5f_D30">
      <style:table-properties table:display="true" style:writing-mode="lr-tb"/>
    </style:style>
    <style:style style:name="ta3" style:family="table" style:master-page-name="PageStyle_5f_D50">
      <style:table-properties table:display="true" style:writing-mode="lr-tb"/>
    </style:style>
    <style:style style:name="ta4" style:family="table" style:master-page-name="PageStyle_5f_D100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1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D-SHADE</text:p>
          </table:table-cell>
          <table:table-cell table:style-name="ce1" office:value-type="string" calcext:value-type="string">
            <text:p>EPSDE</text:p>
          </table:table-cell>
          <table:table-cell table:style-name="ce1" office:value-type="string" calcext:value-type="string">
            <text:p>JADE</text:p>
          </table:table-cell>
          <table:table-cell table:style-name="ce1" office:value-type="string" calcext:value-type="string">
            <text:p>L-SHADE</text:p>
          </table:table-cell>
          <table:table-cell table:style-name="ce1" office:value-type="string" calcext:value-type="string">
            <text:p>NBIPOP-aCMA-ES</text:p>
          </table:table-cell>
          <table:table-cell table:style-name="ce1" office:value-type="string" calcext:value-type="string">
            <text:p>SHADE11</text:p>
          </table:table-cell>
          <table:table-cell table:style-name="ce1" office:value-type="string" calcext:value-type="string">
            <text:p>SaDE</text:p>
          </table:table-cell>
          <table:table-cell table:style-name="ce1" office:value-type="string" calcext:value-type="string">
            <text:p>dynNP-jDE</text:p>
          </table:table-cell>
          <table:table-cell table:style-name="ce1" office:value-type="string" calcext:value-type="string">
            <text:p>iCMAES-ILS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BSO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55231858738566" calcext:value-type="float">
            <text:p>2,5523185874</text:p>
          </table:table-cell>
          <table:table-cell office:value-type="float" office:value="0.000000216932408211149" calcext:value-type="float">
            <text:p>2,16932408211149E-07</text:p>
          </table:table-cell>
          <table:table-cell office:value-type="float" office:value="0" calcext:value-type="float">
            <text:p>0</text:p>
          </table:table-cell>
          <table:table-cell table:style-name="ce3" table:formula="of:=MAX([.B2:.K2])" office:value-type="float" office:value="2.55231858738566" calcext:value-type="float">
            <text:p>2,5523185874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3" table:formula="of:=MAX([.B3:.K3])" office:value-type="float" office:value="0" calcext:value-type="float">
            <text:p>0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6593682609752" calcext:value-type="float">
            <text:p>0,006165936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table:formula="of:=MAX([.B4:.K4])" office:value-type="float" office:value="0.00616593682609752" calcext:value-type="float">
            <text:p>0,0061659368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1" office:value-type="string" calcext:value-type="string">
            <text:p>F4</text:p>
          </table:table-cell>
          <table:table-cell office:value-type="float" office:value="10.4826142934104" calcext:value-type="float">
            <text:p>10,4826142934</text:p>
          </table:table-cell>
          <table:table-cell office:value-type="float" office:value="30.7734858176552" calcext:value-type="float">
            <text:p>30,7734858177</text:p>
          </table:table-cell>
          <table:table-cell office:value-type="float" office:value="0" calcext:value-type="float">
            <text:p>0</text:p>
          </table:table-cell>
          <table:table-cell office:value-type="float" office:value="27.6186789086425" calcext:value-type="float">
            <text:p>27,6186789086</text:p>
          </table:table-cell>
          <table:table-cell office:value-type="float" office:value="29.4095534696269" calcext:value-type="float">
            <text:p>29,4095534696</text:p>
          </table:table-cell>
          <table:table-cell office:value-type="float" office:value="2.81988647682253" calcext:value-type="float">
            <text:p>2,8198864768</text:p>
          </table:table-cell>
          <table:table-cell office:value-type="float" office:value="29.4945614566462" calcext:value-type="float">
            <text:p>29,4945614566</text:p>
          </table:table-cell>
          <table:table-cell office:value-type="float" office:value="18.0850398784193" calcext:value-type="float">
            <text:p>18,0850398784</text:p>
          </table:table-cell>
          <table:table-cell office:value-type="float" office:value="3.32292060519178" calcext:value-type="float">
            <text:p>3,3229206052</text:p>
          </table:table-cell>
          <table:table-cell office:value-type="float" office:value="14.3852921474746" calcext:value-type="float">
            <text:p>14,3852921475</text:p>
          </table:table-cell>
          <table:table-cell table:style-name="ce3" table:formula="of:=MAX([.B5:.K5])" office:value-type="float" office:value="30.7734858176552" calcext:value-type="float">
            <text:p>30,7734858177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1" office:value-type="string" calcext:value-type="string">
            <text:p>F5</text:p>
          </table:table-cell>
          <table:table-cell office:value-type="float" office:value="18.448990118159" calcext:value-type="float">
            <text:p>18,4489901182</text:p>
          </table:table-cell>
          <table:table-cell office:value-type="float" office:value="17.726874400707" calcext:value-type="float">
            <text:p>17,7268744007</text:p>
          </table:table-cell>
          <table:table-cell office:value-type="float" office:value="20.0499565405124" calcext:value-type="float">
            <text:p>20,0499565405</text:p>
          </table:table-cell>
          <table:table-cell office:value-type="float" office:value="17.2676724191446" calcext:value-type="float">
            <text:p>17,2676724191</text:p>
          </table:table-cell>
          <table:table-cell office:value-type="float" office:value="14.1455983632895" calcext:value-type="float">
            <text:p>14,1455983633</text:p>
          </table:table-cell>
          <table:table-cell office:value-type="float" office:value="18.070245403557" calcext:value-type="float">
            <text:p>18,0702454036</text:p>
          </table:table-cell>
          <table:table-cell office:value-type="float" office:value="18.006182729852" calcext:value-type="float">
            <text:p>18,0061827299</text:p>
          </table:table-cell>
          <table:table-cell office:value-type="float" office:value="15.7840675314793" calcext:value-type="float">
            <text:p>15,7840675315</text:p>
          </table:table-cell>
          <table:table-cell office:value-type="float" office:value="15.9500415846639" calcext:value-type="float">
            <text:p>15,9500415847</text:p>
          </table:table-cell>
          <table:table-cell office:value-type="float" office:value="14.6543978013363" calcext:value-type="float">
            <text:p>14,6543978013</text:p>
          </table:table-cell>
          <table:table-cell table:style-name="ce3" table:formula="of:=MAX([.B6:.K6])" office:value-type="float" office:value="20.0499565405124" calcext:value-type="float">
            <text:p>20,0499565405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1" office:value-type="string" calcext:value-type="string">
            <text:p>F6</text:p>
          </table:table-cell>
          <table:table-cell office:value-type="float" office:value="0.00000165254552672088" calcext:value-type="float">
            <text:p>1,65254552672088E-06</text:p>
          </table:table-cell>
          <table:table-cell office:value-type="float" office:value="0" calcext:value-type="float">
            <text:p>0</text:p>
          </table:table-cell>
          <table:table-cell office:value-type="float" office:value="3.04156218686457" calcext:value-type="float">
            <text:p>3,0415621869</text:p>
          </table:table-cell>
          <table:table-cell office:value-type="float" office:value="0.17552201968685" calcext:value-type="float">
            <text:p>0,1755220197</text:p>
          </table:table-cell>
          <table:table-cell office:value-type="float" office:value="0.0175400641341782" calcext:value-type="float">
            <text:p>0,0175400641</text:p>
          </table:table-cell>
          <table:table-cell office:value-type="float" office:value="0.330527098472009" calcext:value-type="float">
            <text:p>0,330527098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formula="of:=MAX([.B7:.K7])" office:value-type="float" office:value="3.04156218686457" calcext:value-type="float">
            <text:p>3,0415621869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1" office:value-type="string" calcext:value-type="string">
            <text:p>F7</text:p>
          </table:table-cell>
          <table:table-cell office:value-type="float" office:value="0.0375906649028433" calcext:value-type="float">
            <text:p>0,0375906649</text:p>
          </table:table-cell>
          <table:table-cell office:value-type="float" office:value="0.00531392733430761" calcext:value-type="float">
            <text:p>0,0053139273</text:p>
          </table:table-cell>
          <table:table-cell office:value-type="float" office:value="0.0175738114501624" calcext:value-type="float">
            <text:p>0,0175738115</text:p>
          </table:table-cell>
          <table:table-cell office:value-type="float" office:value="0.0118615957836085" calcext:value-type="float">
            <text:p>0,0118615958</text:p>
          </table:table-cell>
          <table:table-cell office:value-type="float" office:value="0.00304292367452133" calcext:value-type="float">
            <text:p>0,0030429237</text:p>
          </table:table-cell>
          <table:table-cell office:value-type="float" office:value="0" calcext:value-type="float">
            <text:p>0</text:p>
          </table:table-cell>
          <table:table-cell office:value-type="float" office:value="0.00978188614672659" calcext:value-type="float">
            <text:p>0,0097818861</text:p>
          </table:table-cell>
          <table:table-cell office:value-type="float" office:value="0.00724287452450488" calcext:value-type="float">
            <text:p>0,0072428745</text:p>
          </table:table-cell>
          <table:table-cell office:value-type="float" office:value="0.00496918925967953" calcext:value-type="float">
            <text:p>0,0049691893</text:p>
          </table:table-cell>
          <table:table-cell office:value-type="float" office:value="0" calcext:value-type="float">
            <text:p>0</text:p>
          </table:table-cell>
          <table:table-cell table:style-name="ce3" table:formula="of:=MAX([.B8:.K8])" office:value-type="float" office:value="0.0375906649028433" calcext:value-type="float">
            <text:p>0,0375906649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69725018127565" calcext:value-type="float">
            <text:p>3,69725018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36577110984" calcext:value-type="float">
            <text:p>0,2536577111</text:p>
          </table:table-cell>
          <table:table-cell table:style-name="ce3" table:formula="of:=MAX([.B9:.K9])" office:value-type="float" office:value="3.69725018127565" calcext:value-type="float">
            <text:p>3,6972501813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1" office:value-type="string" calcext:value-type="string">
            <text:p>F9</text:p>
          </table:table-cell>
          <table:table-cell office:value-type="float" office:value="3.88229072887197" calcext:value-type="float">
            <text:p>3,8822907289</text:p>
          </table:table-cell>
          <table:table-cell office:value-type="float" office:value="3.08268342947484" calcext:value-type="float">
            <text:p>3,0826834295</text:p>
          </table:table-cell>
          <table:table-cell office:value-type="float" office:value="3.68873321290674" calcext:value-type="float">
            <text:p>3,6887332129</text:p>
          </table:table-cell>
          <table:table-cell office:value-type="float" office:value="3.50708874969491" calcext:value-type="float">
            <text:p>3,5070887497</text:p>
          </table:table-cell>
          <table:table-cell office:value-type="float" office:value="2.34459767797932" calcext:value-type="float">
            <text:p>2,344597678</text:p>
          </table:table-cell>
          <table:table-cell office:value-type="float" office:value="0.326222013985028" calcext:value-type="float">
            <text:p>0,326222014</text:p>
          </table:table-cell>
          <table:table-cell office:value-type="float" office:value="3.14074815670892" calcext:value-type="float">
            <text:p>3,1407481567</text:p>
          </table:table-cell>
          <table:table-cell office:value-type="float" office:value="3.58377310432953" calcext:value-type="float">
            <text:p>3,5837731043</text:p>
          </table:table-cell>
          <table:table-cell office:value-type="float" office:value="3.85785309722487" calcext:value-type="float">
            <text:p>3,8578530972</text:p>
          </table:table-cell>
          <table:table-cell office:value-type="float" office:value="0.0975487633354353" calcext:value-type="float">
            <text:p>0,0975487633</text:p>
          </table:table-cell>
          <table:table-cell table:style-name="ce3" table:formula="of:=MAX([.B10:.K10])" office:value-type="float" office:value="3.88229072887197" calcext:value-type="float">
            <text:p>3,8822907289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1" office:value-type="string" calcext:value-type="string">
            <text:p>F10</text:p>
          </table:table-cell>
          <table:table-cell office:value-type="float" office:value="0.0355133096101924" calcext:value-type="float">
            <text:p>0,0355133096</text:p>
          </table:table-cell>
          <table:table-cell office:value-type="float" office:value="0.0489838753246302" calcext:value-type="float">
            <text:p>0,0489838753</text:p>
          </table:table-cell>
          <table:table-cell office:value-type="float" office:value="0.0440854877919371" calcext:value-type="float">
            <text:p>0,0440854878</text:p>
          </table:table-cell>
          <table:table-cell office:value-type="float" office:value="0.00612298441556763" calcext:value-type="float">
            <text:p>0,0061229844</text:p>
          </table:table-cell>
          <table:table-cell office:value-type="float" office:value="0.00857217818181608" calcext:value-type="float">
            <text:p>0,0085721782</text:p>
          </table:table-cell>
          <table:table-cell office:value-type="float" office:value="91.6179225313323" calcext:value-type="float">
            <text:p>91,6179225313</text:p>
          </table:table-cell>
          <table:table-cell office:value-type="float" office:value="0.0122459688415499" calcext:value-type="float">
            <text:p>0,0122459688</text:p>
          </table:table-cell>
          <table:table-cell office:value-type="float" office:value="0.0195935501297023" calcext:value-type="float">
            <text:p>0,0195935501</text:p>
          </table:table-cell>
          <table:table-cell office:value-type="float" office:value="0.00244919376621278" calcext:value-type="float">
            <text:p>0,0024491938</text:p>
          </table:table-cell>
          <table:table-cell office:value-type="float" office:value="122.040112499798" calcext:value-type="float">
            <text:p>122,0401124998</text:p>
          </table:table-cell>
          <table:table-cell table:style-name="ce3" table:formula="of:=MAX([.B11:.K11])" office:value-type="float" office:value="122.040112499798" calcext:value-type="float">
            <text:p>122,0401124998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1" office:value-type="string" calcext:value-type="string">
            <text:p>F11</text:p>
          </table:table-cell>
          <table:table-cell office:value-type="float" office:value="75.9702882700119" calcext:value-type="float">
            <text:p>75,97028827</text:p>
          </table:table-cell>
          <table:table-cell office:value-type="float" office:value="54.9344512262631" calcext:value-type="float">
            <text:p>54,9344512263</text:p>
          </table:table-cell>
          <table:table-cell office:value-type="float" office:value="323.131668657075" calcext:value-type="float">
            <text:p>323,1316686571</text:p>
          </table:table-cell>
          <table:table-cell office:value-type="float" office:value="83.6964918712688" calcext:value-type="float">
            <text:p>83,6964918713</text:p>
          </table:table-cell>
          <table:table-cell office:value-type="float" office:value="32.0558263489601" calcext:value-type="float">
            <text:p>32,055826349</text:p>
          </table:table-cell>
          <table:table-cell office:value-type="float" office:value="116.832782564365" calcext:value-type="float">
            <text:p>116,8327825644</text:p>
          </table:table-cell>
          <table:table-cell office:value-type="float" office:value="63.1801993237182" calcext:value-type="float">
            <text:p>63,1801993237</text:p>
          </table:table-cell>
          <table:table-cell office:value-type="float" office:value="196.422601676468" calcext:value-type="float">
            <text:p>196,4226016765</text:p>
          </table:table-cell>
          <table:table-cell office:value-type="float" office:value="136.214199862397" calcext:value-type="float">
            <text:p>136,2141998624</text:p>
          </table:table-cell>
          <table:table-cell office:value-type="float" office:value="8.58508098009654" calcext:value-type="float">
            <text:p>8,5850809801</text:p>
          </table:table-cell>
          <table:table-cell table:style-name="ce3" table:formula="of:=MAX([.B12:.K12])" office:value-type="float" office:value="323.131668657075" calcext:value-type="float">
            <text:p>323,1316686571</text:p>
          </table:table-cell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F12</text:p>
          </table:table-cell>
          <table:table-cell office:value-type="float" office:value="0.043383987593304" calcext:value-type="float">
            <text:p>0,0433839876</text:p>
          </table:table-cell>
          <table:table-cell office:value-type="float" office:value="0.0529084305756745" calcext:value-type="float">
            <text:p>0,0529084306</text:p>
          </table:table-cell>
          <table:table-cell office:value-type="float" office:value="0.32104969683086" calcext:value-type="float">
            <text:p>0,3210496968</text:p>
          </table:table-cell>
          <table:table-cell office:value-type="float" office:value="0.250137831203721" calcext:value-type="float">
            <text:p>0,2501378312</text:p>
          </table:table-cell>
          <table:table-cell office:value-type="float" office:value="0.0681671384520631" calcext:value-type="float">
            <text:p>0,0681671385</text:p>
          </table:table-cell>
          <table:table-cell office:value-type="float" office:value="0.0100833433021655" calcext:value-type="float">
            <text:p>0,0100833433</text:p>
          </table:table-cell>
          <table:table-cell office:value-type="float" office:value="0.136408411553738" calcext:value-type="float">
            <text:p>0,1364084116</text:p>
          </table:table-cell>
          <table:table-cell office:value-type="float" office:value="0.435019034859512" calcext:value-type="float">
            <text:p>0,4350190349</text:p>
          </table:table-cell>
          <table:table-cell office:value-type="float" office:value="0.311121761196225" calcext:value-type="float">
            <text:p>0,3111217612</text:p>
          </table:table-cell>
          <table:table-cell office:value-type="float" office:value="0.0650093796517659" calcext:value-type="float">
            <text:p>0,0650093797</text:p>
          </table:table-cell>
          <table:table-cell table:style-name="ce3" table:formula="of:=MAX([.B13:.K13])" office:value-type="float" office:value="0.435019034859512" calcext:value-type="float">
            <text:p>0,4350190349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1" office:value-type="string" calcext:value-type="string">
            <text:p>F13</text:p>
          </table:table-cell>
          <table:table-cell office:value-type="float" office:value="0.0797987517924537" calcext:value-type="float">
            <text:p>0,0797987518</text:p>
          </table:table-cell>
          <table:table-cell office:value-type="float" office:value="0.0489190311383098" calcext:value-type="float">
            <text:p>0,0489190311</text:p>
          </table:table-cell>
          <table:table-cell office:value-type="float" office:value="0.122368066815019" calcext:value-type="float">
            <text:p>0,1223680668</text:p>
          </table:table-cell>
          <table:table-cell office:value-type="float" office:value="0.0839677931665918" calcext:value-type="float">
            <text:p>0,0839677932</text:p>
          </table:table-cell>
          <table:table-cell office:value-type="float" office:value="0.0515619666580546" calcext:value-type="float">
            <text:p>0,0515619667</text:p>
          </table:table-cell>
          <table:table-cell office:value-type="float" office:value="0.0108947620326891" calcext:value-type="float">
            <text:p>0,010894762</text:p>
          </table:table-cell>
          <table:table-cell office:value-type="float" office:value="0.0739965270319246" calcext:value-type="float">
            <text:p>0,073996527</text:p>
          </table:table-cell>
          <table:table-cell office:value-type="float" office:value="0.125205356514631" calcext:value-type="float">
            <text:p>0,1252053565</text:p>
          </table:table-cell>
          <table:table-cell office:value-type="float" office:value="0.118965894519591" calcext:value-type="float">
            <text:p>0,1189658945</text:p>
          </table:table-cell>
          <table:table-cell office:value-type="float" office:value="0.00911485628400324" calcext:value-type="float">
            <text:p>0,0091148563</text:p>
          </table:table-cell>
          <table:table-cell table:style-name="ce3" table:formula="of:=MAX([.B14:.K14])" office:value-type="float" office:value="0.125205356514631" calcext:value-type="float">
            <text:p>0,1252053565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1" office:value-type="string" calcext:value-type="string">
            <text:p>F14</text:p>
          </table:table-cell>
          <table:table-cell office:value-type="float" office:value="0.107154137780134" calcext:value-type="float">
            <text:p>0,1071541378</text:p>
          </table:table-cell>
          <table:table-cell office:value-type="float" office:value="0.0900969437567906" calcext:value-type="float">
            <text:p>0,0900969438</text:p>
          </table:table-cell>
          <table:table-cell office:value-type="float" office:value="0.136322223934837" calcext:value-type="float">
            <text:p>0,1363222239</text:p>
          </table:table-cell>
          <table:table-cell office:value-type="float" office:value="0.110541215468692" calcext:value-type="float">
            <text:p>0,1105412155</text:p>
          </table:table-cell>
          <table:table-cell office:value-type="float" office:value="0.081361704016021" calcext:value-type="float">
            <text:p>0,081361704</text:p>
          </table:table-cell>
          <table:table-cell office:value-type="float" office:value="0.282430393315535" calcext:value-type="float">
            <text:p>0,2824303933</text:p>
          </table:table-cell>
          <table:table-cell office:value-type="float" office:value="0.105516552158816" calcext:value-type="float">
            <text:p>0,1055165522</text:p>
          </table:table-cell>
          <table:table-cell office:value-type="float" office:value="0.185770146073903" calcext:value-type="float">
            <text:p>0,1857701461</text:p>
          </table:table-cell>
          <table:table-cell office:value-type="float" office:value="0.135221872654711" calcext:value-type="float">
            <text:p>0,1352218727</text:p>
          </table:table-cell>
          <table:table-cell office:value-type="float" office:value="0.154559108485843" calcext:value-type="float">
            <text:p>0,1545591085</text:p>
          </table:table-cell>
          <table:table-cell table:style-name="ce3" table:formula="of:=MAX([.B15:.K15])" office:value-type="float" office:value="0.282430393315535" calcext:value-type="float">
            <text:p>0,2824303933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1" office:value-type="string" calcext:value-type="string">
            <text:p>F15</text:p>
          </table:table-cell>
          <table:table-cell office:value-type="float" office:value="0.652318019802342" calcext:value-type="float">
            <text:p>0,6523180198</text:p>
          </table:table-cell>
          <table:table-cell office:value-type="float" office:value="0.402766703324277" calcext:value-type="float">
            <text:p>0,4027667033</text:p>
          </table:table-cell>
          <table:table-cell office:value-type="float" office:value="0.753866801179512" calcext:value-type="float">
            <text:p>0,7538668012</text:p>
          </table:table-cell>
          <table:table-cell office:value-type="float" office:value="0.578254270846347" calcext:value-type="float">
            <text:p>0,5782542708</text:p>
          </table:table-cell>
          <table:table-cell office:value-type="float" office:value="0.366099159145421" calcext:value-type="float">
            <text:p>0,3660991591</text:p>
          </table:table-cell>
          <table:table-cell office:value-type="float" office:value="0.546718882527432" calcext:value-type="float">
            <text:p>0,5467188825</text:p>
          </table:table-cell>
          <table:table-cell office:value-type="float" office:value="0.505168965636603" calcext:value-type="float">
            <text:p>0,5051689656</text:p>
          </table:table-cell>
          <table:table-cell office:value-type="float" office:value="0.790328722845623" calcext:value-type="float">
            <text:p>0,7903287228</text:p>
          </table:table-cell>
          <table:table-cell office:value-type="float" office:value="0.781506101815422" calcext:value-type="float">
            <text:p>0,7815061018</text:p>
          </table:table-cell>
          <table:table-cell office:value-type="float" office:value="0.723331123491029" calcext:value-type="float">
            <text:p>0,7233311235</text:p>
          </table:table-cell>
          <table:table-cell table:style-name="ce3" table:formula="of:=MAX([.B16:.K16])" office:value-type="float" office:value="0.790328722845623" calcext:value-type="float">
            <text:p>0,7903287228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1" office:value-type="string" calcext:value-type="string">
            <text:p>F16</text:p>
          </table:table-cell>
          <table:table-cell office:value-type="float" office:value="1.12919164063189" calcext:value-type="float">
            <text:p>1,1291916406</text:p>
          </table:table-cell>
          <table:table-cell office:value-type="float" office:value="1.33902885116996" calcext:value-type="float">
            <text:p>1,3390288512</text:p>
          </table:table-cell>
          <table:table-cell office:value-type="float" office:value="2.54129857010111" calcext:value-type="float">
            <text:p>2,5412985701</text:p>
          </table:table-cell>
          <table:table-cell office:value-type="float" office:value="1.65084034749566" calcext:value-type="float">
            <text:p>1,6508403475</text:p>
          </table:table-cell>
          <table:table-cell office:value-type="float" office:value="1.24079678343895" calcext:value-type="float">
            <text:p>1,2407967834</text:p>
          </table:table-cell>
          <table:table-cell office:value-type="float" office:value="2.52951630030874" calcext:value-type="float">
            <text:p>2,5295163003</text:p>
          </table:table-cell>
          <table:table-cell office:value-type="float" office:value="1.55714018876972" calcext:value-type="float">
            <text:p>1,5571401888</text:p>
          </table:table-cell>
          <table:table-cell office:value-type="float" office:value="1.96696718321349" calcext:value-type="float">
            <text:p>1,9669671832</text:p>
          </table:table-cell>
          <table:table-cell office:value-type="float" office:value="1.59448403435155" calcext:value-type="float">
            <text:p>1,5944840344</text:p>
          </table:table-cell>
          <table:table-cell office:value-type="float" office:value="1.90705024971427" calcext:value-type="float">
            <text:p>1,9070502497</text:p>
          </table:table-cell>
          <table:table-cell table:style-name="ce3" table:formula="of:=MAX([.B17:.K17])" office:value-type="float" office:value="2.54129857010111" calcext:value-type="float">
            <text:p>2,5412985701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1" office:value-type="string" calcext:value-type="string">
            <text:p>F17</text:p>
          </table:table-cell>
          <table:table-cell office:value-type="float" office:value="2.66213152749259" calcext:value-type="float">
            <text:p>2,6621315275</text:p>
          </table:table-cell>
          <table:table-cell office:value-type="float" office:value="3.38134505426939" calcext:value-type="float">
            <text:p>3,3813450543</text:p>
          </table:table-cell>
          <table:table-cell office:value-type="float" office:value="53.2895801695206" calcext:value-type="float">
            <text:p>53,2895801695</text:p>
          </table:table-cell>
          <table:table-cell office:value-type="float" office:value="30.9109611067754" calcext:value-type="float">
            <text:p>30,9109611068</text:p>
          </table:table-cell>
          <table:table-cell office:value-type="float" office:value="0.976663761119756" calcext:value-type="float">
            <text:p>0,9766637611</text:p>
          </table:table-cell>
          <table:table-cell office:value-type="float" office:value="38.896454115169" calcext:value-type="float">
            <text:p>38,8964541152</text:p>
          </table:table-cell>
          <table:table-cell office:value-type="float" office:value="1.55769143809962" calcext:value-type="float">
            <text:p>1,5576914381</text:p>
          </table:table-cell>
          <table:table-cell office:value-type="float" office:value="28.3335977003857" calcext:value-type="float">
            <text:p>28,3335977004</text:p>
          </table:table-cell>
          <table:table-cell office:value-type="float" office:value="2.62282136497123" calcext:value-type="float">
            <text:p>2,622821365</text:p>
          </table:table-cell>
          <table:table-cell office:value-type="float" office:value="21.0348886039127" calcext:value-type="float">
            <text:p>21,0348886039</text:p>
          </table:table-cell>
          <table:table-cell table:style-name="ce3" table:formula="of:=MAX([.B18:.K18])" office:value-type="float" office:value="53.2895801695206" calcext:value-type="float">
            <text:p>53,2895801695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1" office:value-type="string" calcext:value-type="string">
            <text:p>F18</text:p>
          </table:table-cell>
          <table:table-cell office:value-type="float" office:value="0.430562228049506" calcext:value-type="float">
            <text:p>0,430562228</text:p>
          </table:table-cell>
          <table:table-cell office:value-type="float" office:value="0.474976515669734" calcext:value-type="float">
            <text:p>0,4749765157</text:p>
          </table:table-cell>
          <table:table-cell office:value-type="float" office:value="1.19712580827248" calcext:value-type="float">
            <text:p>1,1971258083</text:p>
          </table:table-cell>
          <table:table-cell office:value-type="float" office:value="0.23878053901981" calcext:value-type="float">
            <text:p>0,238780539</text:p>
          </table:table-cell>
          <table:table-cell office:value-type="float" office:value="0.244092776743026" calcext:value-type="float">
            <text:p>0,2440927767</text:p>
          </table:table-cell>
          <table:table-cell office:value-type="float" office:value="3.57666937176585" calcext:value-type="float">
            <text:p>3,5766693718</text:p>
          </table:table-cell>
          <table:table-cell office:value-type="float" office:value="0.236954291183904" calcext:value-type="float">
            <text:p>0,2369542912</text:p>
          </table:table-cell>
          <table:table-cell office:value-type="float" office:value="1.64510561754176" calcext:value-type="float">
            <text:p>1,6451056175</text:p>
          </table:table-cell>
          <table:table-cell office:value-type="float" office:value="0.440959563114254" calcext:value-type="float">
            <text:p>0,4409595631</text:p>
          </table:table-cell>
          <table:table-cell office:value-type="float" office:value="0.525919974689538" calcext:value-type="float">
            <text:p>0,5259199747</text:p>
          </table:table-cell>
          <table:table-cell table:style-name="ce3" table:formula="of:=MAX([.B19:.K19])" office:value-type="float" office:value="3.57666937176585" calcext:value-type="float">
            <text:p>3,5766693718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1" office:value-type="string" calcext:value-type="string">
            <text:p>F19</text:p>
          </table:table-cell>
          <table:table-cell office:value-type="float" office:value="0.0744713058762972" calcext:value-type="float">
            <text:p>0,0744713059</text:p>
          </table:table-cell>
          <table:table-cell office:value-type="float" office:value="0.205041498366043" calcext:value-type="float">
            <text:p>0,2050414984</text:p>
          </table:table-cell>
          <table:table-cell office:value-type="float" office:value="1.43194431232175" calcext:value-type="float">
            <text:p>1,4319443123</text:p>
          </table:table-cell>
          <table:table-cell office:value-type="float" office:value="0.254917800614115" calcext:value-type="float">
            <text:p>0,2549178006</text:p>
          </table:table-cell>
          <table:table-cell office:value-type="float" office:value="0.0773000324259814" calcext:value-type="float">
            <text:p>0,0773000324</text:p>
          </table:table-cell>
          <table:table-cell office:value-type="float" office:value="0.827695013941165" calcext:value-type="float">
            <text:p>0,8276950139</text:p>
          </table:table-cell>
          <table:table-cell office:value-type="float" office:value="0.191690890255457" calcext:value-type="float">
            <text:p>0,1916908903</text:p>
          </table:table-cell>
          <table:table-cell office:value-type="float" office:value="0.0668896408712329" calcext:value-type="float">
            <text:p>0,0668896409</text:p>
          </table:table-cell>
          <table:table-cell office:value-type="float" office:value="0.12183150526099" calcext:value-type="float">
            <text:p>0,1218315053</text:p>
          </table:table-cell>
          <table:table-cell office:value-type="float" office:value="0.70769572913209" calcext:value-type="float">
            <text:p>0,7076957291</text:p>
          </table:table-cell>
          <table:table-cell table:style-name="ce3" table:formula="of:=MAX([.B20:.K20])" office:value-type="float" office:value="1.43194431232175" calcext:value-type="float">
            <text:p>1,4319443123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1" office:value-type="string" calcext:value-type="string">
            <text:p>F20</text:p>
          </table:table-cell>
          <table:table-cell office:value-type="float" office:value="0.0239118916517604" calcext:value-type="float">
            <text:p>0,0239118917</text:p>
          </table:table-cell>
          <table:table-cell office:value-type="float" office:value="0.273357119068966" calcext:value-type="float">
            <text:p>0,2733571191</text:p>
          </table:table-cell>
          <table:table-cell office:value-type="float" office:value="0.16503326373718" calcext:value-type="float">
            <text:p>0,1650332637</text:p>
          </table:table-cell>
          <table:table-cell office:value-type="float" office:value="0.324073093278698" calcext:value-type="float">
            <text:p>0,3240730933</text:p>
          </table:table-cell>
          <table:table-cell office:value-type="float" office:value="0.184882607875053" calcext:value-type="float">
            <text:p>0,1848826079</text:p>
          </table:table-cell>
          <table:table-cell office:value-type="float" office:value="1.31679088937832" calcext:value-type="float">
            <text:p>1,3167908894</text:p>
          </table:table-cell>
          <table:table-cell office:value-type="float" office:value="0.24334895163218" calcext:value-type="float">
            <text:p>0,2433489516</text:p>
          </table:table-cell>
          <table:table-cell office:value-type="float" office:value="0.107600917052468" calcext:value-type="float">
            <text:p>0,1076009171</text:p>
          </table:table-cell>
          <table:table-cell office:value-type="float" office:value="0.0414788094124819" calcext:value-type="float">
            <text:p>0,0414788094</text:p>
          </table:table-cell>
          <table:table-cell office:value-type="float" office:value="0.804094136724858" calcext:value-type="float">
            <text:p>0,8040941367</text:p>
          </table:table-cell>
          <table:table-cell table:style-name="ce3" table:formula="of:=MAX([.B21:.K21])" office:value-type="float" office:value="1.31679088937832" calcext:value-type="float">
            <text:p>1,3167908894</text:p>
          </table:table-cell>
          <table:table-cell table:style-name="ce2"/>
          <table:table-cell table:number-columns-repeated="1011"/>
        </table:table-row>
        <table:table-row table:style-name="ro1" table:number-rows-repeated="10">
          <table:table-cell table:style-name="ce1"/>
          <table:table-cell table:number-columns-repeated="1023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30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2">
          <table:table-cell/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D-SHADE</text:p>
          </table:table-cell>
          <table:table-cell table:style-name="ce1" office:value-type="string" calcext:value-type="string">
            <text:p>EPSDE</text:p>
          </table:table-cell>
          <table:table-cell table:style-name="ce1" office:value-type="string" calcext:value-type="string">
            <text:p>JADE</text:p>
          </table:table-cell>
          <table:table-cell table:style-name="ce1" office:value-type="string" calcext:value-type="string">
            <text:p>L-SHADE</text:p>
          </table:table-cell>
          <table:table-cell table:style-name="ce1" office:value-type="string" calcext:value-type="string">
            <text:p>NBIPOP-aCMA-ES</text:p>
          </table:table-cell>
          <table:table-cell table:style-name="ce1" office:value-type="string" calcext:value-type="string">
            <text:p>SHADE11</text:p>
          </table:table-cell>
          <table:table-cell table:style-name="ce1" office:value-type="string" calcext:value-type="string">
            <text:p>SaDE</text:p>
          </table:table-cell>
          <table:table-cell table:style-name="ce1" office:value-type="string" calcext:value-type="string">
            <text:p>dynNP-jDE</text:p>
          </table:table-cell>
          <table:table-cell table:style-name="ce1" office:value-type="string" calcext:value-type="string">
            <text:p>iCMAES-IL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BSO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1</text:p>
          </table:table-cell>
          <table:table-cell office:value-type="float" office:value="26331.8869575095" calcext:value-type="float">
            <text:p>26331,8869575095</text:p>
          </table:table-cell>
          <table:table-cell office:value-type="float" office:value="0.00504181172466561" calcext:value-type="float">
            <text:p>0,0050418117</text:p>
          </table:table-cell>
          <table:table-cell office:value-type="float" office:value="24161.6368514507" calcext:value-type="float">
            <text:p>24161,6368514507</text:p>
          </table:table-cell>
          <table:table-cell office:value-type="float" office:value="447.819637569159" calcext:value-type="float">
            <text:p>447,8196375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1.344695910417" calcext:value-type="float">
            <text:p>481,3446959104</text:p>
          </table:table-cell>
          <table:table-cell office:value-type="float" office:value="298971.33918979" calcext:value-type="float">
            <text:p>298971,33918979</text:p>
          </table:table-cell>
          <table:table-cell office:value-type="float" office:value="46510.1940625492" calcext:value-type="float">
            <text:p>46510,1940625492</text:p>
          </table:table-cell>
          <table:table-cell office:value-type="float" office:value="0" calcext:value-type="float">
            <text:p>0</text:p>
          </table:table-cell>
          <table:table-cell table:formula="of:=MAX([.B2:.K2])" office:value-type="float" office:value="298971.33918979" calcext:value-type="float">
            <text:p>298971,33918979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MAX([.B3:.K3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562918484988854" calcext:value-type="float">
            <text:p>0,00056291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2579329510011" calcext:value-type="float">
            <text:p>14,2579329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B4:.K4])" office:value-type="float" office:value="14.2579329510011" calcext:value-type="float">
            <text:p>14,25793295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4</text:p>
          </table:table-cell>
          <table:table-cell office:value-type="float" office:value="2.51743235883038" calcext:value-type="float">
            <text:p>2,5174323588</text:p>
          </table:table-cell>
          <table:table-cell office:value-type="float" office:value="0.00000000502718515182256" calcext:value-type="float">
            <text:p>0,000000005</text:p>
          </table:table-cell>
          <table:table-cell office:value-type="float" office:value="3.21265948678441" calcext:value-type="float">
            <text:p>3,2126594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.1840031333277" calcext:value-type="float">
            <text:p>37,1840031333</text:p>
          </table:table-cell>
          <table:table-cell office:value-type="float" office:value="2.03511913491189" calcext:value-type="float">
            <text:p>2,0351191349</text:p>
          </table:table-cell>
          <table:table-cell office:value-type="float" office:value="0" calcext:value-type="float">
            <text:p>0</text:p>
          </table:table-cell>
          <table:table-cell table:formula="of:=MAX([.B5:.K5])" office:value-type="float" office:value="37.1840031333277" calcext:value-type="float">
            <text:p>37,1840031333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5</text:p>
          </table:table-cell>
          <table:table-cell office:value-type="float" office:value="20.0638990080794" calcext:value-type="float">
            <text:p>20,0638990081</text:p>
          </table:table-cell>
          <table:table-cell office:value-type="float" office:value="20.0141900750282" calcext:value-type="float">
            <text:p>20,014190075</text:p>
          </table:table-cell>
          <table:table-cell office:value-type="float" office:value="20.3465183299336" calcext:value-type="float">
            <text:p>20,3465183299</text:p>
          </table:table-cell>
          <table:table-cell office:value-type="float" office:value="20.2871394795962" calcext:value-type="float">
            <text:p>20,2871394796</text:p>
          </table:table-cell>
          <table:table-cell office:value-type="float" office:value="20.114676304898" calcext:value-type="float">
            <text:p>20,1146763049</text:p>
          </table:table-cell>
          <table:table-cell office:value-type="float" office:value="20.5171473663803" calcext:value-type="float">
            <text:p>20,5171473664</text:p>
          </table:table-cell>
          <table:table-cell office:value-type="float" office:value="20.1010978352397" calcext:value-type="float">
            <text:p>20,1010978352</text:p>
          </table:table-cell>
          <table:table-cell office:value-type="float" office:value="20.535686704036" calcext:value-type="float">
            <text:p>20,535686704</text:p>
          </table:table-cell>
          <table:table-cell office:value-type="float" office:value="20.2912690120966" calcext:value-type="float">
            <text:p>20,2912690121</text:p>
          </table:table-cell>
          <table:table-cell office:value-type="float" office:value="19.999996584021" calcext:value-type="float">
            <text:p>19,999996584</text:p>
          </table:table-cell>
          <table:table-cell table:formula="of:=MAX([.B6:.K6])" office:value-type="float" office:value="20.535686704036" calcext:value-type="float">
            <text:p>20,535686704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6</text:p>
          </table:table-cell>
          <table:table-cell office:value-type="float" office:value="1.98905958803011" calcext:value-type="float">
            <text:p>1,989059588</text:p>
          </table:table-cell>
          <table:table-cell office:value-type="float" office:value="0.0592439662968543" calcext:value-type="float">
            <text:p>0,0592439663</text:p>
          </table:table-cell>
          <table:table-cell office:value-type="float" office:value="18.8932679541298" calcext:value-type="float">
            <text:p>18,8932679541</text:p>
          </table:table-cell>
          <table:table-cell office:value-type="float" office:value="9.4228913131369" calcext:value-type="float">
            <text:p>9,4228913131</text:p>
          </table:table-cell>
          <table:table-cell office:value-type="float" office:value="0.000000138431029846092" calcext:value-type="float">
            <text:p>1,38431029846092E-07</text:p>
          </table:table-cell>
          <table:table-cell office:value-type="float" office:value="0.713551090045632" calcext:value-type="float">
            <text:p>0,71355109</text:p>
          </table:table-cell>
          <table:table-cell office:value-type="float" office:value="0.528906546698076" calcext:value-type="float">
            <text:p>0,5289065467</text:p>
          </table:table-cell>
          <table:table-cell office:value-type="float" office:value="5.45993619704742" calcext:value-type="float">
            <text:p>5,459936197</text:p>
          </table:table-cell>
          <table:table-cell office:value-type="float" office:value="1.19620495572118" calcext:value-type="float">
            <text:p>1,1962049557</text:p>
          </table:table-cell>
          <table:table-cell office:value-type="float" office:value="0.00399533059958684" calcext:value-type="float">
            <text:p>0,0039953306</text:p>
          </table:table-cell>
          <table:table-cell table:formula="of:=MAX([.B7:.K7])" office:value-type="float" office:value="18.8932679541298" calcext:value-type="float">
            <text:p>18,893267954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7</text:p>
          </table:table-cell>
          <table:table-cell office:value-type="float" office:value="0.000145020398708409" calcext:value-type="float">
            <text:p>0,0001450204</text:p>
          </table:table-cell>
          <table:table-cell office:value-type="float" office:value="0" calcext:value-type="float">
            <text:p>0</text:p>
          </table:table-cell>
          <table:table-cell office:value-type="float" office:value="0.00207603899692529" calcext:value-type="float">
            <text:p>0,002076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483320887768986" calcext:value-type="float">
            <text:p>0,0004833209</text:p>
          </table:table-cell>
          <table:table-cell office:value-type="float" office:value="0.0123331041686381" calcext:value-type="float">
            <text:p>0,01233310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B8:.K8])" office:value-type="float" office:value="0.0123331041686381" calcext:value-type="float">
            <text:p>0,0123331042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.97799448448494" calcext:value-type="float">
            <text:p>9,9779944845</text:p>
          </table:table-cell>
          <table:table-cell office:value-type="float" office:value="0" calcext:value-type="float">
            <text:p>0</text:p>
          </table:table-cell>
          <table:table-cell office:value-type="float" office:value="0.0780360044779056" calcext:value-type="float">
            <text:p>0,0780360045</text:p>
          </table:table-cell>
          <table:table-cell office:value-type="float" office:value="0" calcext:value-type="float">
            <text:p>0</text:p>
          </table:table-cell>
          <table:table-cell office:value-type="float" office:value="2.41701400211672" calcext:value-type="float">
            <text:p>2,4170140021</text:p>
          </table:table-cell>
          <table:table-cell table:formula="of:=MAX([.B9:.K9])" office:value-type="float" office:value="9.97799448448494" calcext:value-type="float">
            <text:p>9,9779944845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9</text:p>
          </table:table-cell>
          <table:table-cell office:value-type="float" office:value="40.370946564401" calcext:value-type="float">
            <text:p>40,3709465644</text:p>
          </table:table-cell>
          <table:table-cell office:value-type="float" office:value="8.70331304938132" calcext:value-type="float">
            <text:p>8,7033130494</text:p>
          </table:table-cell>
          <table:table-cell office:value-type="float" office:value="44.3622374612874" calcext:value-type="float">
            <text:p>44,3622374613</text:p>
          </table:table-cell>
          <table:table-cell office:value-type="float" office:value="26.1659720545061" calcext:value-type="float">
            <text:p>26,1659720545</text:p>
          </table:table-cell>
          <table:table-cell office:value-type="float" office:value="6.7848764763377" calcext:value-type="float">
            <text:p>6,7848764763</text:p>
          </table:table-cell>
          <table:table-cell office:value-type="float" office:value="3.24112929529491" calcext:value-type="float">
            <text:p>3,2411292953</text:p>
          </table:table-cell>
          <table:table-cell office:value-type="float" office:value="15.8317588868964" calcext:value-type="float">
            <text:p>15,8317588869</text:p>
          </table:table-cell>
          <table:table-cell office:value-type="float" office:value="38.1205435002173" calcext:value-type="float">
            <text:p>38,1205435002</text:p>
          </table:table-cell>
          <table:table-cell office:value-type="float" office:value="33.9322718405648" calcext:value-type="float">
            <text:p>33,9322718406</text:p>
          </table:table-cell>
          <table:table-cell office:value-type="float" office:value="2.56502570037441" calcext:value-type="float">
            <text:p>2,5650257004</text:p>
          </table:table-cell>
          <table:table-cell table:formula="of:=MAX([.B10:.K10])" office:value-type="float" office:value="44.3622374612874" calcext:value-type="float">
            <text:p>44,3622374613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10</text:p>
          </table:table-cell>
          <table:table-cell office:value-type="float" office:value="0.500194473632469" calcext:value-type="float">
            <text:p>0,5001944736</text:p>
          </table:table-cell>
          <table:table-cell office:value-type="float" office:value="0.0351069653066125" calcext:value-type="float">
            <text:p>0,0351069653</text:p>
          </table:table-cell>
          <table:table-cell office:value-type="float" office:value="0.201399049638127" calcext:value-type="float">
            <text:p>0,2013990496</text:p>
          </table:table-cell>
          <table:table-cell office:value-type="float" office:value="0.00530686684853172" calcext:value-type="float">
            <text:p>0,0053068668</text:p>
          </table:table-cell>
          <table:table-cell office:value-type="float" office:value="0.0163288217537389" calcext:value-type="float">
            <text:p>0,0163288218</text:p>
          </table:table-cell>
          <table:table-cell office:value-type="float" office:value="636.003118340864" calcext:value-type="float">
            <text:p>636,0031183409</text:p>
          </table:table-cell>
          <table:table-cell office:value-type="float" office:value="0.0126582608981527" calcext:value-type="float">
            <text:p>0,0126582609</text:p>
          </table:table-cell>
          <table:table-cell office:value-type="float" office:value="0.269194426322322" calcext:value-type="float">
            <text:p>0,2691944263</text:p>
          </table:table-cell>
          <table:table-cell office:value-type="float" office:value="0.00408220526807389" calcext:value-type="float">
            <text:p>0,0040822053</text:p>
          </table:table-cell>
          <table:table-cell office:value-type="float" office:value="145.006208202506" calcext:value-type="float">
            <text:p>145,0062082025</text:p>
          </table:table-cell>
          <table:table-cell table:formula="of:=MAX([.B11:.K11])" office:value-type="float" office:value="636.003118340864" calcext:value-type="float">
            <text:p>636,0031183409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11</text:p>
          </table:table-cell>
          <table:table-cell office:value-type="float" office:value="1951.29298917705" calcext:value-type="float">
            <text:p>1951,2929891771</text:p>
          </table:table-cell>
          <table:table-cell office:value-type="float" office:value="1303.96733521397" calcext:value-type="float">
            <text:p>1303,967335214</text:p>
          </table:table-cell>
          <table:table-cell office:value-type="float" office:value="3564.63410005829" calcext:value-type="float">
            <text:p>3564,6341000583</text:p>
          </table:table-cell>
          <table:table-cell office:value-type="float" office:value="1639.94413008096" calcext:value-type="float">
            <text:p>1639,944130081</text:p>
          </table:table-cell>
          <table:table-cell office:value-type="float" office:value="1229.47909381392" calcext:value-type="float">
            <text:p>1229,4790938139</text:p>
          </table:table-cell>
          <table:table-cell office:value-type="float" office:value="731.494789567639" calcext:value-type="float">
            <text:p>731,4947895676</text:p>
          </table:table-cell>
          <table:table-cell office:value-type="float" office:value="1396.94474479305" calcext:value-type="float">
            <text:p>1396,9447447931</text:p>
          </table:table-cell>
          <table:table-cell office:value-type="float" office:value="3147.46249759547" calcext:value-type="float">
            <text:p>3147,4624975955</text:p>
          </table:table-cell>
          <table:table-cell office:value-type="float" office:value="1953.74162211367" calcext:value-type="float">
            <text:p>1953,7416221137</text:p>
          </table:table-cell>
          <table:table-cell office:value-type="float" office:value="73.8476351485034" calcext:value-type="float">
            <text:p>73,8476351485</text:p>
          </table:table-cell>
          <table:table-cell table:formula="of:=MAX([.B12:.K12])" office:value-type="float" office:value="3564.63410005829" calcext:value-type="float">
            <text:p>3564,6341000583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12</text:p>
          </table:table-cell>
          <table:table-cell office:value-type="float" office:value="0.0599885032841387" calcext:value-type="float">
            <text:p>0,0599885033</text:p>
          </table:table-cell>
          <table:table-cell office:value-type="float" office:value="0.0966523320299021" calcext:value-type="float">
            <text:p>0,096652332</text:p>
          </table:table-cell>
          <table:table-cell office:value-type="float" office:value="0.52516373706224" calcext:value-type="float">
            <text:p>0,5251637371</text:p>
          </table:table-cell>
          <table:table-cell office:value-type="float" office:value="0.271126042984495" calcext:value-type="float">
            <text:p>0,271126043</text:p>
          </table:table-cell>
          <table:table-cell office:value-type="float" office:value="0.160576730673372" calcext:value-type="float">
            <text:p>0,1605767307</text:p>
          </table:table-cell>
          <table:table-cell office:value-type="float" office:value="0.0132206012711491" calcext:value-type="float">
            <text:p>0,0132206013</text:p>
          </table:table-cell>
          <table:table-cell office:value-type="float" office:value="0.162265550135611" calcext:value-type="float">
            <text:p>0,1622655501</text:p>
          </table:table-cell>
          <table:table-cell office:value-type="float" office:value="0.794185626056324" calcext:value-type="float">
            <text:p>0,7941856261</text:p>
          </table:table-cell>
          <table:table-cell office:value-type="float" office:value="0.36208640985312" calcext:value-type="float">
            <text:p>0,3620864099</text:p>
          </table:table-cell>
          <table:table-cell office:value-type="float" office:value="0.0282886170982923" calcext:value-type="float">
            <text:p>0,0282886171</text:p>
          </table:table-cell>
          <table:table-cell table:formula="of:=MAX([.B13:.K13])" office:value-type="float" office:value="0.794185626056324" calcext:value-type="float">
            <text:p>0,794185626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13</text:p>
          </table:table-cell>
          <table:table-cell office:value-type="float" office:value="0.231299469647812" calcext:value-type="float">
            <text:p>0,2312994696</text:p>
          </table:table-cell>
          <table:table-cell office:value-type="float" office:value="0.134352239180758" calcext:value-type="float">
            <text:p>0,1343522392</text:p>
          </table:table-cell>
          <table:table-cell office:value-type="float" office:value="0.242994606634096" calcext:value-type="float">
            <text:p>0,2429946066</text:p>
          </table:table-cell>
          <table:table-cell office:value-type="float" office:value="0.220296194722858" calcext:value-type="float">
            <text:p>0,2202961947</text:p>
          </table:table-cell>
          <table:table-cell office:value-type="float" office:value="0.12411694808744" calcext:value-type="float">
            <text:p>0,1241169481</text:p>
          </table:table-cell>
          <table:table-cell office:value-type="float" office:value="0.0389138786397994" calcext:value-type="float">
            <text:p>0,0389138786</text:p>
          </table:table-cell>
          <table:table-cell office:value-type="float" office:value="0.204013082001978" calcext:value-type="float">
            <text:p>0,204013082</text:p>
          </table:table-cell>
          <table:table-cell office:value-type="float" office:value="0.251593132485493" calcext:value-type="float">
            <text:p>0,2515931325</text:p>
          </table:table-cell>
          <table:table-cell office:value-type="float" office:value="0.253103443205401" calcext:value-type="float">
            <text:p>0,2531034432</text:p>
          </table:table-cell>
          <table:table-cell office:value-type="float" office:value="0.0295117437113338" calcext:value-type="float">
            <text:p>0,0295117437</text:p>
          </table:table-cell>
          <table:table-cell table:formula="of:=MAX([.B14:.K14])" office:value-type="float" office:value="0.253103443205401" calcext:value-type="float">
            <text:p>0,2531034432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14</text:p>
          </table:table-cell>
          <table:table-cell office:value-type="float" office:value="0.238888053295145" calcext:value-type="float">
            <text:p>0,2388880533</text:p>
          </table:table-cell>
          <table:table-cell office:value-type="float" office:value="0.231734020079949" calcext:value-type="float">
            <text:p>0,2317340201</text:p>
          </table:table-cell>
          <table:table-cell office:value-type="float" office:value="0.278120493882028" calcext:value-type="float">
            <text:p>0,2781204939</text:p>
          </table:table-cell>
          <table:table-cell office:value-type="float" office:value="0.233987343306794" calcext:value-type="float">
            <text:p>0,2339873433</text:p>
          </table:table-cell>
          <table:table-cell office:value-type="float" office:value="0.241701955377436" calcext:value-type="float">
            <text:p>0,2417019554</text:p>
          </table:table-cell>
          <table:table-cell office:value-type="float" office:value="0.327819183686286" calcext:value-type="float">
            <text:p>0,3278191837</text:p>
          </table:table-cell>
          <table:table-cell office:value-type="float" office:value="0.224675664453152" calcext:value-type="float">
            <text:p>0,2246756645</text:p>
          </table:table-cell>
          <table:table-cell office:value-type="float" office:value="0.22853162614656" calcext:value-type="float">
            <text:p>0,2285316261</text:p>
          </table:table-cell>
          <table:table-cell office:value-type="float" office:value="0.265660007099898" calcext:value-type="float">
            <text:p>0,2656600071</text:p>
          </table:table-cell>
          <table:table-cell office:value-type="float" office:value="0.169816385313539" calcext:value-type="float">
            <text:p>0,1698163853</text:p>
          </table:table-cell>
          <table:table-cell table:formula="of:=MAX([.B15:.K15])" office:value-type="float" office:value="0.327819183686286" calcext:value-type="float">
            <text:p>0,3278191837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15</text:p>
          </table:table-cell>
          <table:table-cell office:value-type="float" office:value="3.17523268651974" calcext:value-type="float">
            <text:p>3,1752326865</text:p>
          </table:table-cell>
          <table:table-cell office:value-type="float" office:value="1.89184740904051" calcext:value-type="float">
            <text:p>1,891847409</text:p>
          </table:table-cell>
          <table:table-cell office:value-type="float" office:value="5.66927154576798" calcext:value-type="float">
            <text:p>5,6692715458</text:p>
          </table:table-cell>
          <table:table-cell office:value-type="float" office:value="3.0979738509307" calcext:value-type="float">
            <text:p>3,0979738509</text:p>
          </table:table-cell>
          <table:table-cell office:value-type="float" office:value="2.14636953969978" calcext:value-type="float">
            <text:p>2,1463695397</text:p>
          </table:table-cell>
          <table:table-cell office:value-type="float" office:value="2.13582440856627" calcext:value-type="float">
            <text:p>2,1358244086</text:p>
          </table:table-cell>
          <table:table-cell office:value-type="float" office:value="2.56412573050089" calcext:value-type="float">
            <text:p>2,5641257305</text:p>
          </table:table-cell>
          <table:table-cell office:value-type="float" office:value="4.14100469646629" calcext:value-type="float">
            <text:p>4,1410046965</text:p>
          </table:table-cell>
          <table:table-cell office:value-type="float" office:value="4.75585005783991" calcext:value-type="float">
            <text:p>4,7558500578</text:p>
          </table:table-cell>
          <table:table-cell office:value-type="float" office:value="2.51101574504056" calcext:value-type="float">
            <text:p>2,511015745</text:p>
          </table:table-cell>
          <table:table-cell table:formula="of:=MAX([.B16:.K16])" office:value-type="float" office:value="5.66927154576798" calcext:value-type="float">
            <text:p>5,6692715458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16</text:p>
          </table:table-cell>
          <table:table-cell office:value-type="float" office:value="9.26247885119114" calcext:value-type="float">
            <text:p>9,2624788512</text:p>
          </table:table-cell>
          <table:table-cell office:value-type="float" office:value="8.51852176330006" calcext:value-type="float">
            <text:p>8,5185217633</text:p>
          </table:table-cell>
          <table:table-cell office:value-type="float" office:value="11.1464675088847" calcext:value-type="float">
            <text:p>11,1464675089</text:p>
          </table:table-cell>
          <table:table-cell office:value-type="float" office:value="9.36984006514761" calcext:value-type="float">
            <text:p>9,3698400651</text:p>
          </table:table-cell>
          <table:table-cell office:value-type="float" office:value="8.49901466285809" calcext:value-type="float">
            <text:p>8,4990146629</text:p>
          </table:table-cell>
          <table:table-cell office:value-type="float" office:value="10.6241345588507" calcext:value-type="float">
            <text:p>10,6241345589</text:p>
          </table:table-cell>
          <table:table-cell office:value-type="float" office:value="9.14775717127364" calcext:value-type="float">
            <text:p>9,1477571713</text:p>
          </table:table-cell>
          <table:table-cell office:value-type="float" office:value="10.9108972442463" calcext:value-type="float">
            <text:p>10,9108972442</text:p>
          </table:table-cell>
          <table:table-cell office:value-type="float" office:value="9.22422405519172" calcext:value-type="float">
            <text:p>9,2242240552</text:p>
          </table:table-cell>
          <table:table-cell office:value-type="float" office:value="10.8701658698278" calcext:value-type="float">
            <text:p>10,8701658698</text:p>
          </table:table-cell>
          <table:table-cell table:formula="of:=MAX([.B17:.K17])" office:value-type="float" office:value="11.1464675088847" calcext:value-type="float">
            <text:p>11,1464675089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17</text:p>
          </table:table-cell>
          <table:table-cell office:value-type="float" office:value="1452.98588818343" calcext:value-type="float">
            <text:p>1452,9858881834</text:p>
          </table:table-cell>
          <table:table-cell office:value-type="float" office:value="210.320209450547" calcext:value-type="float">
            <text:p>210,3202094505</text:p>
          </table:table-cell>
          <table:table-cell office:value-type="float" office:value="46053.184294654" calcext:value-type="float">
            <text:p>46053,184294654</text:p>
          </table:table-cell>
          <table:table-cell office:value-type="float" office:value="9673.39384380231" calcext:value-type="float">
            <text:p>9673,3938438023</text:p>
          </table:table-cell>
          <table:table-cell office:value-type="float" office:value="187.508140091671" calcext:value-type="float">
            <text:p>187,5081400917</text:p>
          </table:table-cell>
          <table:table-cell office:value-type="float" office:value="852.205937194467" calcext:value-type="float">
            <text:p>852,2059371945</text:p>
          </table:table-cell>
          <table:table-cell office:value-type="float" office:value="1058.90645090569" calcext:value-type="float">
            <text:p>1058,9064509057</text:p>
          </table:table-cell>
          <table:table-cell office:value-type="float" office:value="11530.6982263603" calcext:value-type="float">
            <text:p>11530,6982263603</text:p>
          </table:table-cell>
          <table:table-cell office:value-type="float" office:value="957.701395458497" calcext:value-type="float">
            <text:p>957,7013954585</text:p>
          </table:table-cell>
          <table:table-cell office:value-type="float" office:value="1046.74571375517" calcext:value-type="float">
            <text:p>1046,7457137552</text:p>
          </table:table-cell>
          <table:table-cell table:formula="of:=MAX([.B18:.K18])" office:value-type="float" office:value="46053.184294654" calcext:value-type="float">
            <text:p>46053,184294654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18</text:p>
          </table:table-cell>
          <table:table-cell office:value-type="float" office:value="13.4426166433396" calcext:value-type="float">
            <text:p>13,4426166433</text:p>
          </table:table-cell>
          <table:table-cell office:value-type="float" office:value="10.3642055724139" calcext:value-type="float">
            <text:p>10,3642055724</text:p>
          </table:table-cell>
          <table:table-cell office:value-type="float" office:value="331.881935117747" calcext:value-type="float">
            <text:p>331,8819351177</text:p>
          </table:table-cell>
          <table:table-cell office:value-type="float" office:value="358.052358907859" calcext:value-type="float">
            <text:p>358,0523589079</text:p>
          </table:table-cell>
          <table:table-cell office:value-type="float" office:value="5.91006683144395" calcext:value-type="float">
            <text:p>5,9100668314</text:p>
          </table:table-cell>
          <table:table-cell office:value-type="float" office:value="115.353300359754" calcext:value-type="float">
            <text:p>115,3533003598</text:p>
          </table:table-cell>
          <table:table-cell office:value-type="float" office:value="49.874604276473" calcext:value-type="float">
            <text:p>49,8746042765</text:p>
          </table:table-cell>
          <table:table-cell office:value-type="float" office:value="443.833861001763" calcext:value-type="float">
            <text:p>443,8338610018</text:p>
          </table:table-cell>
          <table:table-cell office:value-type="float" office:value="21.0203929454945" calcext:value-type="float">
            <text:p>21,0203929455</text:p>
          </table:table-cell>
          <table:table-cell office:value-type="float" office:value="96.0895492580979" calcext:value-type="float">
            <text:p>96,0895492581</text:p>
          </table:table-cell>
          <table:table-cell table:formula="of:=MAX([.B19:.K19])" office:value-type="float" office:value="443.833861001763" calcext:value-type="float">
            <text:p>443,8338610018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19</text:p>
          </table:table-cell>
          <table:table-cell office:value-type="float" office:value="2.70413412241444" calcext:value-type="float">
            <text:p>2,7041341224</text:p>
          </table:table-cell>
          <table:table-cell office:value-type="float" office:value="3.52751060126795" calcext:value-type="float">
            <text:p>3,5275106013</text:p>
          </table:table-cell>
          <table:table-cell office:value-type="float" office:value="13.3001180286855" calcext:value-type="float">
            <text:p>13,3001180287</text:p>
          </table:table-cell>
          <table:table-cell office:value-type="float" office:value="4.43731870324255" calcext:value-type="float">
            <text:p>4,4373187032</text:p>
          </table:table-cell>
          <table:table-cell office:value-type="float" office:value="3.68177900852065" calcext:value-type="float">
            <text:p>3,6817790085</text:p>
          </table:table-cell>
          <table:table-cell office:value-type="float" office:value="5.69993529784282" calcext:value-type="float">
            <text:p>5,6999352978</text:p>
          </table:table-cell>
          <table:table-cell office:value-type="float" office:value="4.30572460118083" calcext:value-type="float">
            <text:p>4,3057246012</text:p>
          </table:table-cell>
          <table:table-cell office:value-type="float" office:value="4.00130103726775" calcext:value-type="float">
            <text:p>4,0013010373</text:p>
          </table:table-cell>
          <table:table-cell office:value-type="float" office:value="3.90670450659672" calcext:value-type="float">
            <text:p>3,9067045066</text:p>
          </table:table-cell>
          <table:table-cell office:value-type="float" office:value="6.45644396458951" calcext:value-type="float">
            <text:p>6,4564439646</text:p>
          </table:table-cell>
          <table:table-cell table:formula="of:=MAX([.B20:.K20])" office:value-type="float" office:value="13.3001180286855" calcext:value-type="float">
            <text:p>13,3001180287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20</text:p>
          </table:table-cell>
          <table:table-cell office:value-type="float" office:value="10.9130962301514" calcext:value-type="float">
            <text:p>10,9130962302</text:p>
          </table:table-cell>
          <table:table-cell office:value-type="float" office:value="4.20164108453868" calcext:value-type="float">
            <text:p>4,2016410845</text:p>
          </table:table-cell>
          <table:table-cell office:value-type="float" office:value="50.0424672362854" calcext:value-type="float">
            <text:p>50,0424672363</text:p>
          </table:table-cell>
          <table:table-cell office:value-type="float" office:value="2885.36632330158" calcext:value-type="float">
            <text:p>2885,3663233016</text:p>
          </table:table-cell>
          <table:table-cell office:value-type="float" office:value="3.0818629205402" calcext:value-type="float">
            <text:p>3,0818629205</text:p>
          </table:table-cell>
          <table:table-cell office:value-type="float" office:value="24.0393009139036" calcext:value-type="float">
            <text:p>24,0393009139</text:p>
          </table:table-cell>
          <table:table-cell office:value-type="float" office:value="12.6424344837924" calcext:value-type="float">
            <text:p>12,6424344838</text:p>
          </table:table-cell>
          <table:table-cell office:value-type="float" office:value="124.542846882514" calcext:value-type="float">
            <text:p>124,5428468825</text:p>
          </table:table-cell>
          <table:table-cell office:value-type="float" office:value="8.52816613560395" calcext:value-type="float">
            <text:p>8,5281661356</text:p>
          </table:table-cell>
          <table:table-cell office:value-type="float" office:value="33.5459350277746" calcext:value-type="float">
            <text:p>33,5459350278</text:p>
          </table:table-cell>
          <table:table-cell table:formula="of:=MAX([.B21:.K21])" office:value-type="float" office:value="2885.36632330158" calcext:value-type="float">
            <text:p>2885,3663233016</text:p>
          </table:table-cell>
          <table:table-cell table:number-columns-repeated="1012"/>
        </table:table-row>
        <table:table-row table:style-name="ro1" table:number-rows-repeated="10">
          <table:table-cell table:style-name="ce1"/>
          <table:table-cell table:number-columns-repeated="1023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50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2">
          <table:table-cell/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D-SHADE</text:p>
          </table:table-cell>
          <table:table-cell table:style-name="ce1" office:value-type="string" calcext:value-type="string">
            <text:p>EPSDE</text:p>
          </table:table-cell>
          <table:table-cell table:style-name="ce1" office:value-type="string" calcext:value-type="string">
            <text:p>JADE</text:p>
          </table:table-cell>
          <table:table-cell table:style-name="ce1" office:value-type="string" calcext:value-type="string">
            <text:p>L-SHADE</text:p>
          </table:table-cell>
          <table:table-cell table:style-name="ce1" office:value-type="string" calcext:value-type="string">
            <text:p>NBIPOP-aCMA-ES</text:p>
          </table:table-cell>
          <table:table-cell table:style-name="ce1" office:value-type="string" calcext:value-type="string">
            <text:p>SHADE11</text:p>
          </table:table-cell>
          <table:table-cell table:style-name="ce1" office:value-type="string" calcext:value-type="string">
            <text:p>SaDE</text:p>
          </table:table-cell>
          <table:table-cell table:style-name="ce1" office:value-type="string" calcext:value-type="string">
            <text:p>dynNP-jDE</text:p>
          </table:table-cell>
          <table:table-cell table:style-name="ce1" office:value-type="string" calcext:value-type="string">
            <text:p>iCMAES-ILS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1</text:p>
          </table:table-cell>
          <table:table-cell office:value-type="float" office:value="232141.997427818" calcext:value-type="float">
            <text:p>232141,997427818</text:p>
          </table:table-cell>
          <table:table-cell office:value-type="float" office:value="5980.37589045957" calcext:value-type="float">
            <text:p>5980,3758904596</text:p>
          </table:table-cell>
          <table:table-cell office:value-type="float" office:value="1737378.17829798" calcext:value-type="float">
            <text:p>1737378,17829798</text:p>
          </table:table-cell>
          <table:table-cell office:value-type="float" office:value="15275.3696866932" calcext:value-type="float">
            <text:p>15275,3696866932</text:p>
          </table:table-cell>
          <table:table-cell office:value-type="float" office:value="1241.07511746305" calcext:value-type="float">
            <text:p>1241,0751174631</text:p>
          </table:table-cell>
          <table:table-cell office:value-type="float" office:value="0" calcext:value-type="float">
            <text:p>0</text:p>
          </table:table-cell>
          <table:table-cell office:value-type="float" office:value="18613.702268444" calcext:value-type="float">
            <text:p>18613,702268444</text:p>
          </table:table-cell>
          <table:table-cell office:value-type="float" office:value="931472.477161582" calcext:value-type="float">
            <text:p>931472,477161582</text:p>
          </table:table-cell>
          <table:table-cell office:value-type="float" office:value="322642.947852521" calcext:value-type="float">
            <text:p>322642,94785252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2</text:p>
          </table:table-cell>
          <table:table-cell office:value-type="float" office:value="65.0100912126135" calcext:value-type="float">
            <text:p>65,0100912126</text:p>
          </table:table-cell>
          <table:table-cell office:value-type="float" office:value="0" calcext:value-type="float">
            <text:p>0</text:p>
          </table:table-cell>
          <table:table-cell office:value-type="float" office:value="0.0000000149991687218668" calcext:value-type="float">
            <text:p>0,000000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56.44815304448" calcext:value-type="float">
            <text:p>3756,4481530445</text:p>
          </table:table-cell>
          <table:table-cell office:value-type="float" office:value="0.000000332514480751521" calcext:value-type="float">
            <text:p>3,32514480751521E-07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3</text:p>
          </table:table-cell>
          <table:table-cell office:value-type="float" office:value="25.3868323095317" calcext:value-type="float">
            <text:p>25,3868323095</text:p>
          </table:table-cell>
          <table:table-cell office:value-type="float" office:value="0" calcext:value-type="float">
            <text:p>0</text:p>
          </table:table-cell>
          <table:table-cell office:value-type="float" office:value="0.000379081871551089" calcext:value-type="float">
            <text:p>0,0003790819</text:p>
          </table:table-cell>
          <table:table-cell office:value-type="float" office:value="4513.37361793341" calcext:value-type="float">
            <text:p>4513,3736179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63.08007825418" calcext:value-type="float">
            <text:p>3463,0800782542</text:p>
          </table:table-cell>
          <table:table-cell office:value-type="float" office:value="0.00000703243756672736" calcext:value-type="float">
            <text:p>7,03243756672736E-06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4</text:p>
          </table:table-cell>
          <table:table-cell office:value-type="float" office:value="26.0671788819174" calcext:value-type="float">
            <text:p>26,0671788819</text:p>
          </table:table-cell>
          <table:table-cell office:value-type="float" office:value="39.2223461168746" calcext:value-type="float">
            <text:p>39,2223461169</text:p>
          </table:table-cell>
          <table:table-cell office:value-type="float" office:value="41.5958131881613" calcext:value-type="float">
            <text:p>41,5958131882</text:p>
          </table:table-cell>
          <table:table-cell office:value-type="float" office:value="19.3463410702004" calcext:value-type="float">
            <text:p>19,3463410702</text:p>
          </table:table-cell>
          <table:table-cell office:value-type="float" office:value="58.8659146709068" calcext:value-type="float">
            <text:p>58,8659146709</text:p>
          </table:table-cell>
          <table:table-cell office:value-type="float" office:value="0" calcext:value-type="float">
            <text:p>0</text:p>
          </table:table-cell>
          <table:table-cell office:value-type="float" office:value="9.72238625305708" calcext:value-type="float">
            <text:p>9,7223862531</text:p>
          </table:table-cell>
          <table:table-cell office:value-type="float" office:value="82.1036462052638" calcext:value-type="float">
            <text:p>82,1036462053</text:p>
          </table:table-cell>
          <table:table-cell office:value-type="float" office:value="81.6536667664936" calcext:value-type="float">
            <text:p>81,6536667665</text:p>
          </table:table-cell>
          <table:table-cell office:value-type="float" office:value="10.3207114762154" calcext:value-type="float">
            <text:p>10,3207114762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5</text:p>
          </table:table-cell>
          <table:table-cell office:value-type="float" office:value="20.0322003321366" calcext:value-type="float">
            <text:p>20,0322003321</text:p>
          </table:table-cell>
          <table:table-cell office:value-type="float" office:value="20.0500517664192" calcext:value-type="float">
            <text:p>20,0500517664</text:p>
          </table:table-cell>
          <table:table-cell office:value-type="float" office:value="20.5957402162973" calcext:value-type="float">
            <text:p>20,5957402163</text:p>
          </table:table-cell>
          <table:table-cell office:value-type="float" office:value="20.3556334670835" calcext:value-type="float">
            <text:p>20,3556334671</text:p>
          </table:table-cell>
          <table:table-cell office:value-type="float" office:value="20.2493093351952" calcext:value-type="float">
            <text:p>20,2493093352</text:p>
          </table:table-cell>
          <table:table-cell office:value-type="float" office:value="20.7754836936175" calcext:value-type="float">
            <text:p>20,7754836936</text:p>
          </table:table-cell>
          <table:table-cell office:value-type="float" office:value="20.1396942886822" calcext:value-type="float">
            <text:p>20,1396942887</text:p>
          </table:table-cell>
          <table:table-cell office:value-type="float" office:value="20.7334010568685" calcext:value-type="float">
            <text:p>20,7334010569</text:p>
          </table:table-cell>
          <table:table-cell office:value-type="float" office:value="20.3844458058962" calcext:value-type="float">
            <text:p>20,3844458059</text:p>
          </table:table-cell>
          <table:table-cell office:value-type="float" office:value="19.9999382367999" calcext:value-type="float">
            <text:p>19,9999382368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6</text:p>
          </table:table-cell>
          <table:table-cell office:value-type="float" office:value="8.49825112256589" calcext:value-type="float">
            <text:p>8,4982511226</text:p>
          </table:table-cell>
          <table:table-cell office:value-type="float" office:value="0.785443224761821" calcext:value-type="float">
            <text:p>0,7854432248</text:p>
          </table:table-cell>
          <table:table-cell office:value-type="float" office:value="45.5957832659171" calcext:value-type="float">
            <text:p>45,5957832659</text:p>
          </table:table-cell>
          <table:table-cell office:value-type="float" office:value="16.5891908333065" calcext:value-type="float">
            <text:p>16,5891908333</text:p>
          </table:table-cell>
          <table:table-cell office:value-type="float" office:value="0.264081800735214" calcext:value-type="float">
            <text:p>0,2640818007</text:p>
          </table:table-cell>
          <table:table-cell office:value-type="float" office:value="1.30829696276152" calcext:value-type="float">
            <text:p>1,3082969628</text:p>
          </table:table-cell>
          <table:table-cell office:value-type="float" office:value="5.1706786372586" calcext:value-type="float">
            <text:p>5,1706786373</text:p>
          </table:table-cell>
          <table:table-cell office:value-type="float" office:value="18.147663118249" calcext:value-type="float">
            <text:p>18,1476631182</text:p>
          </table:table-cell>
          <table:table-cell office:value-type="float" office:value="7.33520705627518" calcext:value-type="float">
            <text:p>7,3352070563</text:p>
          </table:table-cell>
          <table:table-cell office:value-type="float" office:value="0.000224104546376503" calcext:value-type="float">
            <text:p>0,0002241045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7</text:p>
          </table:table-cell>
          <table:table-cell office:value-type="float" office:value="0.00154672337036715" calcext:value-type="float">
            <text:p>0,0015467234</text:p>
          </table:table-cell>
          <table:table-cell office:value-type="float" office:value="0.000193280090352167" calcext:value-type="float">
            <text:p>0,0001932801</text:p>
          </table:table-cell>
          <table:table-cell office:value-type="float" office:value="0.0051191546651072" calcext:value-type="float">
            <text:p>0,0051191547</text:p>
          </table:table-cell>
          <table:table-cell office:value-type="float" office:value="0.00207685858114759" calcext:value-type="float">
            <text:p>0,0020768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90925394835413" calcext:value-type="float">
            <text:p>0,0039092539</text:p>
          </table:table-cell>
          <table:table-cell office:value-type="float" office:value="0.0138865003774638" calcext:value-type="float">
            <text:p>0,0138865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8</text:p>
          </table:table-cell>
          <table:table-cell office:value-type="float" office:value="0.48772502798691" calcext:value-type="float">
            <text:p>0,487725028</text:p>
          </table:table-cell>
          <table:table-cell office:value-type="float" office:value="0" calcext:value-type="float">
            <text:p>0</text:p>
          </table:table-cell>
          <table:table-cell office:value-type="float" office:value="0.0195090011194786" calcext:value-type="float">
            <text:p>0,01950900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258166758559288" calcext:value-type="float">
            <text:p>2,58166758559288E-09</text:p>
          </table:table-cell>
          <table:table-cell office:value-type="float" office:value="25.2295370693066" calcext:value-type="float">
            <text:p>25,2295370693</text:p>
          </table:table-cell>
          <table:table-cell office:value-type="float" office:value="0" calcext:value-type="float">
            <text:p>0</text:p>
          </table:table-cell>
          <table:table-cell office:value-type="float" office:value="1.09250396390991" calcext:value-type="float">
            <text:p>1,0925039639</text:p>
          </table:table-cell>
          <table:table-cell office:value-type="float" office:value="0" calcext:value-type="float">
            <text:p>0</text:p>
          </table:table-cell>
          <table:table-cell office:value-type="float" office:value="5.75959342946906" calcext:value-type="float">
            <text:p>5,7595934295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9</text:p>
          </table:table-cell>
          <table:table-cell office:value-type="float" office:value="82.581774903664" calcext:value-type="float">
            <text:p>82,5817749037</text:p>
          </table:table-cell>
          <table:table-cell office:value-type="float" office:value="12.4753032360268" calcext:value-type="float">
            <text:p>12,475303236</text:p>
          </table:table-cell>
          <table:table-cell office:value-type="float" office:value="145.933110491674" calcext:value-type="float">
            <text:p>145,9331104917</text:p>
          </table:table-cell>
          <table:table-cell office:value-type="float" office:value="51.8674864295311" calcext:value-type="float">
            <text:p>51,8674864295</text:p>
          </table:table-cell>
          <table:table-cell office:value-type="float" office:value="11.4467834744667" calcext:value-type="float">
            <text:p>11,4467834745</text:p>
          </table:table-cell>
          <table:table-cell office:value-type="float" office:value="5.81842337200713" calcext:value-type="float">
            <text:p>5,818423372</text:p>
          </table:table-cell>
          <table:table-cell office:value-type="float" office:value="34.1822278695365" calcext:value-type="float">
            <text:p>34,1822278695</text:p>
          </table:table-cell>
          <table:table-cell office:value-type="float" office:value="91.6726225013172" calcext:value-type="float">
            <text:p>91,6726225013</text:p>
          </table:table-cell>
          <table:table-cell office:value-type="float" office:value="74.2862054628927" calcext:value-type="float">
            <text:p>74,2862054629</text:p>
          </table:table-cell>
          <table:table-cell office:value-type="float" office:value="6.36909788964684" calcext:value-type="float">
            <text:p>6,3690978896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10</text:p>
          </table:table-cell>
          <table:table-cell office:value-type="float" office:value="5.18563884144076" calcext:value-type="float">
            <text:p>5,1856388414</text:p>
          </table:table-cell>
          <table:table-cell office:value-type="float" office:value="0.0137163546432395" calcext:value-type="float">
            <text:p>0,0137163546</text:p>
          </table:table-cell>
          <table:table-cell office:value-type="float" office:value="553.338111131572" calcext:value-type="float">
            <text:p>553,3381111316</text:p>
          </table:table-cell>
          <table:table-cell office:value-type="float" office:value="0.0122467452173998" calcext:value-type="float">
            <text:p>0,0122467452</text:p>
          </table:table-cell>
          <table:table-cell office:value-type="float" office:value="0.12188350198074" calcext:value-type="float">
            <text:p>0,121883502</text:p>
          </table:table-cell>
          <table:table-cell office:value-type="float" office:value="2043.09665345527" calcext:value-type="float">
            <text:p>2043,0966534553</text:p>
          </table:table-cell>
          <table:table-cell office:value-type="float" office:value="0.0102872659836601" calcext:value-type="float">
            <text:p>0,010287266</text:p>
          </table:table-cell>
          <table:table-cell office:value-type="float" office:value="1.22839808116566" calcext:value-type="float">
            <text:p>1,2283980812</text:p>
          </table:table-cell>
          <table:table-cell office:value-type="float" office:value="0.00685817732229742" calcext:value-type="float">
            <text:p>0,0068581773</text:p>
          </table:table-cell>
          <table:table-cell office:value-type="float" office:value="160.021406077842" calcext:value-type="float">
            <text:p>160,0214060778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11</text:p>
          </table:table-cell>
          <table:table-cell office:value-type="float" office:value="4339.05285166129" calcext:value-type="float">
            <text:p>4339,0528516613</text:p>
          </table:table-cell>
          <table:table-cell office:value-type="float" office:value="3119.35605292988" calcext:value-type="float">
            <text:p>3119,3560529299</text:p>
          </table:table-cell>
          <table:table-cell office:value-type="float" office:value="8945.46088592587" calcext:value-type="float">
            <text:p>8945,4608859259</text:p>
          </table:table-cell>
          <table:table-cell office:value-type="float" office:value="3869.4625579086" calcext:value-type="float">
            <text:p>3869,4625579086</text:p>
          </table:table-cell>
          <table:table-cell office:value-type="float" office:value="3221.94321468586" calcext:value-type="float">
            <text:p>3221,9432146859</text:p>
          </table:table-cell>
          <table:table-cell office:value-type="float" office:value="1666.71322263421" calcext:value-type="float">
            <text:p>1666,7132226342</text:p>
          </table:table-cell>
          <table:table-cell office:value-type="float" office:value="3555.20297325055" calcext:value-type="float">
            <text:p>3555,2029732506</text:p>
          </table:table-cell>
          <table:table-cell office:value-type="float" office:value="6829.93346698917" calcext:value-type="float">
            <text:p>6829,9334669892</text:p>
          </table:table-cell>
          <table:table-cell office:value-type="float" office:value="4329.67587310385" calcext:value-type="float">
            <text:p>4329,6758731039</text:p>
          </table:table-cell>
          <table:table-cell office:value-type="float" office:value="112.852900598852" calcext:value-type="float">
            <text:p>112,8529005989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12</text:p>
          </table:table-cell>
          <table:table-cell office:value-type="float" office:value="0.0873289638991002" calcext:value-type="float">
            <text:p>0,0873289639</text:p>
          </table:table-cell>
          <table:table-cell office:value-type="float" office:value="0.118765149833913" calcext:value-type="float">
            <text:p>0,1187651498</text:p>
          </table:table-cell>
          <table:table-cell office:value-type="float" office:value="0.854685746855845" calcext:value-type="float">
            <text:p>0,8546857469</text:p>
          </table:table-cell>
          <table:table-cell office:value-type="float" office:value="0.255352200495821" calcext:value-type="float">
            <text:p>0,2553522005</text:p>
          </table:table-cell>
          <table:table-cell office:value-type="float" office:value="0.218911201037207" calcext:value-type="float">
            <text:p>0,218911201</text:p>
          </table:table-cell>
          <table:table-cell office:value-type="float" office:value="0.0130738219484458" calcext:value-type="float">
            <text:p>0,0130738219</text:p>
          </table:table-cell>
          <table:table-cell office:value-type="float" office:value="0.163657331936239" calcext:value-type="float">
            <text:p>0,1636573319</text:p>
          </table:table-cell>
          <table:table-cell office:value-type="float" office:value="1.09861618703627" calcext:value-type="float">
            <text:p>1,098616187</text:p>
          </table:table-cell>
          <table:table-cell office:value-type="float" office:value="0.36401075285994" calcext:value-type="float">
            <text:p>0,3640107529</text:p>
          </table:table-cell>
          <table:table-cell office:value-type="float" office:value="0.010269217136185" calcext:value-type="float">
            <text:p>0,0102692171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13</text:p>
          </table:table-cell>
          <table:table-cell office:value-type="float" office:value="0.336356095719205" calcext:value-type="float">
            <text:p>0,3363560957</text:p>
          </table:table-cell>
          <table:table-cell office:value-type="float" office:value="0.190137363056732" calcext:value-type="float">
            <text:p>0,1901373631</text:p>
          </table:table-cell>
          <table:table-cell office:value-type="float" office:value="0.362679451245497" calcext:value-type="float">
            <text:p>0,3626794512</text:p>
          </table:table-cell>
          <table:table-cell office:value-type="float" office:value="0.332225364292446" calcext:value-type="float">
            <text:p>0,3322253643</text:p>
          </table:table-cell>
          <table:table-cell office:value-type="float" office:value="0.160434587072132" calcext:value-type="float">
            <text:p>0,1604345871</text:p>
          </table:table-cell>
          <table:table-cell office:value-type="float" office:value="0.079652014752373" calcext:value-type="float">
            <text:p>0,0796520148</text:p>
          </table:table-cell>
          <table:table-cell office:value-type="float" office:value="0.310341933862116" calcext:value-type="float">
            <text:p>0,3103419339</text:p>
          </table:table-cell>
          <table:table-cell office:value-type="float" office:value="0.436811479759292" calcext:value-type="float">
            <text:p>0,4368114798</text:p>
          </table:table-cell>
          <table:table-cell office:value-type="float" office:value="0.348739728882844" calcext:value-type="float">
            <text:p>0,3487397289</text:p>
          </table:table-cell>
          <table:table-cell office:value-type="float" office:value="0.065999309907871" calcext:value-type="float">
            <text:p>0,0659993099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14</text:p>
          </table:table-cell>
          <table:table-cell office:value-type="float" office:value="0.276522700934319" calcext:value-type="float">
            <text:p>0,2765227009</text:p>
          </table:table-cell>
          <table:table-cell office:value-type="float" office:value="0.300129678768099" calcext:value-type="float">
            <text:p>0,3001296788</text:p>
          </table:table-cell>
          <table:table-cell office:value-type="float" office:value="0.352094538183351" calcext:value-type="float">
            <text:p>0,3520945382</text:p>
          </table:table-cell>
          <table:table-cell office:value-type="float" office:value="0.313475989449332" calcext:value-type="float">
            <text:p>0,3134759894</text:p>
          </table:table-cell>
          <table:table-cell office:value-type="float" office:value="0.297243192795822" calcext:value-type="float">
            <text:p>0,2972431928</text:p>
          </table:table-cell>
          <table:table-cell office:value-type="float" office:value="0.317565449544409" calcext:value-type="float">
            <text:p>0,3175654495</text:p>
          </table:table-cell>
          <table:table-cell office:value-type="float" office:value="0.294530802205198" calcext:value-type="float">
            <text:p>0,2945308022</text:p>
          </table:table-cell>
          <table:table-cell office:value-type="float" office:value="0.311696531561211" calcext:value-type="float">
            <text:p>0,3116965316</text:p>
          </table:table-cell>
          <table:table-cell office:value-type="float" office:value="0.300085718852009" calcext:value-type="float">
            <text:p>0,3000857189</text:p>
          </table:table-cell>
          <table:table-cell office:value-type="float" office:value="0.242677266480877" calcext:value-type="float">
            <text:p>0,2426772665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15</text:p>
          </table:table-cell>
          <table:table-cell office:value-type="float" office:value="7.40434047469605" calcext:value-type="float">
            <text:p>7,4043404747</text:p>
          </table:table-cell>
          <table:table-cell office:value-type="float" office:value="4.21785305894895" calcext:value-type="float">
            <text:p>4,2178530589</text:p>
          </table:table-cell>
          <table:table-cell office:value-type="float" office:value="18.6163914794824" calcext:value-type="float">
            <text:p>18,6163914795</text:p>
          </table:table-cell>
          <table:table-cell office:value-type="float" office:value="7.08256849048289" calcext:value-type="float">
            <text:p>7,0825684905</text:p>
          </table:table-cell>
          <table:table-cell office:value-type="float" office:value="5.15002579060696" calcext:value-type="float">
            <text:p>5,1500257906</text:p>
          </table:table-cell>
          <table:table-cell office:value-type="float" office:value="4.44242062657783" calcext:value-type="float">
            <text:p>4,4424206266</text:p>
          </table:table-cell>
          <table:table-cell office:value-type="float" office:value="5.73762974531186" calcext:value-type="float">
            <text:p>5,7376297453</text:p>
          </table:table-cell>
          <table:table-cell office:value-type="float" office:value="17.0922571308312" calcext:value-type="float">
            <text:p>17,0922571308</text:p>
          </table:table-cell>
          <table:table-cell office:value-type="float" office:value="10.0773140984004" calcext:value-type="float">
            <text:p>10,0773140984</text:p>
          </table:table-cell>
          <table:table-cell office:value-type="float" office:value="4.56385714875285" calcext:value-type="float">
            <text:p>4,5638571488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16</text:p>
          </table:table-cell>
          <table:table-cell office:value-type="float" office:value="18.2897137650465" calcext:value-type="float">
            <text:p>18,289713765</text:p>
          </table:table-cell>
          <table:table-cell office:value-type="float" office:value="16.7206907944066" calcext:value-type="float">
            <text:p>16,7206907944</text:p>
          </table:table-cell>
          <table:table-cell office:value-type="float" office:value="20.6949870137752" calcext:value-type="float">
            <text:p>20,6949870138</text:p>
          </table:table-cell>
          <table:table-cell office:value-type="float" office:value="17.7195234259026" calcext:value-type="float">
            <text:p>17,7195234259</text:p>
          </table:table-cell>
          <table:table-cell office:value-type="float" office:value="16.8540272323233" calcext:value-type="float">
            <text:p>16,8540272323</text:p>
          </table:table-cell>
          <table:table-cell office:value-type="float" office:value="18.940398233549" calcext:value-type="float">
            <text:p>18,9403982335</text:p>
          </table:table-cell>
          <table:table-cell office:value-type="float" office:value="17.4443324425651" calcext:value-type="float">
            <text:p>17,4443324426</text:p>
          </table:table-cell>
          <table:table-cell office:value-type="float" office:value="20.2218140013191" calcext:value-type="float">
            <text:p>20,2218140013</text:p>
          </table:table-cell>
          <table:table-cell office:value-type="float" office:value="17.550696583489" calcext:value-type="float">
            <text:p>17,5506965835</text:p>
          </table:table-cell>
          <table:table-cell office:value-type="float" office:value="19.9338755294466" calcext:value-type="float">
            <text:p>19,9338755294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17</text:p>
          </table:table-cell>
          <table:table-cell office:value-type="float" office:value="15713.5857797043" calcext:value-type="float">
            <text:p>15713,5857797043</text:p>
          </table:table-cell>
          <table:table-cell office:value-type="float" office:value="1488.55419940921" calcext:value-type="float">
            <text:p>1488,5541994092</text:p>
          </table:table-cell>
          <table:table-cell office:value-type="float" office:value="221672.312075352" calcext:value-type="float">
            <text:p>221672,312075352</text:p>
          </table:table-cell>
          <table:table-cell office:value-type="float" office:value="2299.98933185756" calcext:value-type="float">
            <text:p>2299,9893318576</text:p>
          </table:table-cell>
          <table:table-cell office:value-type="float" office:value="1402.64226621985" calcext:value-type="float">
            <text:p>1402,6422662199</text:p>
          </table:table-cell>
          <table:table-cell office:value-type="float" office:value="1847.86547521996" calcext:value-type="float">
            <text:p>1847,86547522</text:p>
          </table:table-cell>
          <table:table-cell office:value-type="float" office:value="2234.69793182954" calcext:value-type="float">
            <text:p>2234,6979318295</text:p>
          </table:table-cell>
          <table:table-cell office:value-type="float" office:value="59117.9968534421" calcext:value-type="float">
            <text:p>59117,9968534421</text:p>
          </table:table-cell>
          <table:table-cell office:value-type="float" office:value="12582.5809949506" calcext:value-type="float">
            <text:p>12582,5809949506</text:p>
          </table:table-cell>
          <table:table-cell office:value-type="float" office:value="2121.69361159441" calcext:value-type="float">
            <text:p>2121,6936115944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18</text:p>
          </table:table-cell>
          <table:table-cell office:value-type="float" office:value="329.158701898219" calcext:value-type="float">
            <text:p>329,1587018982</text:p>
          </table:table-cell>
          <table:table-cell office:value-type="float" office:value="100.786997243923" calcext:value-type="float">
            <text:p>100,7869972439</text:p>
          </table:table-cell>
          <table:table-cell office:value-type="float" office:value="3687.89618687655" calcext:value-type="float">
            <text:p>3687,8961868766</text:p>
          </table:table-cell>
          <table:table-cell office:value-type="float" office:value="182.03020201554" calcext:value-type="float">
            <text:p>182,0302020155</text:p>
          </table:table-cell>
          <table:table-cell office:value-type="float" office:value="97.264697758569" calcext:value-type="float">
            <text:p>97,2646977586</text:p>
          </table:table-cell>
          <table:table-cell office:value-type="float" office:value="246.513918707374" calcext:value-type="float">
            <text:p>246,5139187074</text:p>
          </table:table-cell>
          <table:table-cell office:value-type="float" office:value="153.752918072394" calcext:value-type="float">
            <text:p>153,7529180724</text:p>
          </table:table-cell>
          <table:table-cell office:value-type="float" office:value="758.83651977904" calcext:value-type="float">
            <text:p>758,836519779</text:p>
          </table:table-cell>
          <table:table-cell office:value-type="float" office:value="259.840112954734" calcext:value-type="float">
            <text:p>259,8401129547</text:p>
          </table:table-cell>
          <table:table-cell office:value-type="float" office:value="171.811637368446" calcext:value-type="float">
            <text:p>171,8116373684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19</text:p>
          </table:table-cell>
          <table:table-cell office:value-type="float" office:value="6.16912975248961" calcext:value-type="float">
            <text:p>6,1691297525</text:p>
          </table:table-cell>
          <table:table-cell office:value-type="float" office:value="8.37646884984989" calcext:value-type="float">
            <text:p>8,3764688498</text:p>
          </table:table-cell>
          <table:table-cell office:value-type="float" office:value="24.5835896718003" calcext:value-type="float">
            <text:p>24,5835896718</text:p>
          </table:table-cell>
          <table:table-cell office:value-type="float" office:value="13.4214923613267" calcext:value-type="float">
            <text:p>13,4214923613</text:p>
          </table:table-cell>
          <table:table-cell office:value-type="float" office:value="8.29599953407584" calcext:value-type="float">
            <text:p>8,2959995341</text:p>
          </table:table-cell>
          <table:table-cell office:value-type="float" office:value="12.3859329419097" calcext:value-type="float">
            <text:p>12,3859329419</text:p>
          </table:table-cell>
          <table:table-cell office:value-type="float" office:value="9.38095017149024" calcext:value-type="float">
            <text:p>9,3809501715</text:p>
          </table:table-cell>
          <table:table-cell office:value-type="float" office:value="16.7409880779275" calcext:value-type="float">
            <text:p>16,7409880779</text:p>
          </table:table-cell>
          <table:table-cell office:value-type="float" office:value="10.8319986409456" calcext:value-type="float">
            <text:p>10,8319986409</text:p>
          </table:table-cell>
          <table:table-cell office:value-type="float" office:value="14.4301414596476" calcext:value-type="float">
            <text:p>14,4301414596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20</text:p>
          </table:table-cell>
          <table:table-cell office:value-type="float" office:value="218.608137980943" calcext:value-type="float">
            <text:p>218,6081379809</text:p>
          </table:table-cell>
          <table:table-cell office:value-type="float" office:value="19.3746844521048" calcext:value-type="float">
            <text:p>19,3746844521</text:p>
          </table:table-cell>
          <table:table-cell office:value-type="float" office:value="450.8045280014" calcext:value-type="float">
            <text:p>450,8045280014</text:p>
          </table:table-cell>
          <table:table-cell office:value-type="float" office:value="7952.93055065721" calcext:value-type="float">
            <text:p>7952,9305506572</text:p>
          </table:table-cell>
          <table:table-cell office:value-type="float" office:value="13.9138033956121" calcext:value-type="float">
            <text:p>13,9138033956</text:p>
          </table:table-cell>
          <table:table-cell office:value-type="float" office:value="242.62921544153" calcext:value-type="float">
            <text:p>242,6292154415</text:p>
          </table:table-cell>
          <table:table-cell office:value-type="float" office:value="198.15522381889" calcext:value-type="float">
            <text:p>198,1552238189</text:p>
          </table:table-cell>
          <table:table-cell office:value-type="float" office:value="906.107596667625" calcext:value-type="float">
            <text:p>906,1075966676</text:p>
          </table:table-cell>
          <table:table-cell office:value-type="float" office:value="39.162920220513" calcext:value-type="float">
            <text:p>39,1629202205</text:p>
          </table:table-cell>
          <table:table-cell office:value-type="float" office:value="292.965334310628" calcext:value-type="float">
            <text:p>292,9653343106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21</text:p>
          </table:table-cell>
          <table:table-cell office:value-type="float" office:value="6491.16142290573" calcext:value-type="float">
            <text:p>6491,1614229057</text:p>
          </table:table-cell>
          <table:table-cell office:value-type="float" office:value="541.466726982238" calcext:value-type="float">
            <text:p>541,4667269822</text:p>
          </table:table-cell>
          <table:table-cell office:value-type="float" office:value="74369.9357521755" calcext:value-type="float">
            <text:p>74369,9357521755</text:p>
          </table:table-cell>
          <table:table-cell office:value-type="float" office:value="24322.4253994073" calcext:value-type="float">
            <text:p>24322,4253994073</text:p>
          </table:table-cell>
          <table:table-cell office:value-type="float" office:value="515.328197953693" calcext:value-type="float">
            <text:p>515,3281979537</text:p>
          </table:table-cell>
          <table:table-cell office:value-type="float" office:value="1445.62588678547" calcext:value-type="float">
            <text:p>1445,6258867855</text:p>
          </table:table-cell>
          <table:table-cell office:value-type="float" office:value="1229.72946262354" calcext:value-type="float">
            <text:p>1229,7294626235</text:p>
          </table:table-cell>
          <table:table-cell office:value-type="float" office:value="85744.595311191" calcext:value-type="float">
            <text:p>85744,595311191</text:p>
          </table:table-cell>
          <table:table-cell office:value-type="float" office:value="2728.05556935874" calcext:value-type="float">
            <text:p>2728,0555693587</text:p>
          </table:table-cell>
          <table:table-cell office:value-type="float" office:value="1544.0660826662" calcext:value-type="float">
            <text:p>1544,0660826662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22</text:p>
          </table:table-cell>
          <table:table-cell office:value-type="float" office:value="602.227550669245" calcext:value-type="float">
            <text:p>602,2275506692</text:p>
          </table:table-cell>
          <table:table-cell office:value-type="float" office:value="192.687562676534" calcext:value-type="float">
            <text:p>192,6875626765</text:p>
          </table:table-cell>
          <table:table-cell office:value-type="float" office:value="803.726422344639" calcext:value-type="float">
            <text:p>803,7264223446</text:p>
          </table:table-cell>
          <table:table-cell office:value-type="float" office:value="519.816012234523" calcext:value-type="float">
            <text:p>519,8160122345</text:p>
          </table:table-cell>
          <table:table-cell office:value-type="float" office:value="114.473837358281" calcext:value-type="float">
            <text:p>114,4738373583</text:p>
          </table:table-cell>
          <table:table-cell office:value-type="float" office:value="270.798180169814" calcext:value-type="float">
            <text:p>270,7981801698</text:p>
          </table:table-cell>
          <table:table-cell office:value-type="float" office:value="367.690552717754" calcext:value-type="float">
            <text:p>367,6905527178</text:p>
          </table:table-cell>
          <table:table-cell office:value-type="float" office:value="510.010411686752" calcext:value-type="float">
            <text:p>510,0104116868</text:p>
          </table:table-cell>
          <table:table-cell office:value-type="float" office:value="423.828874412526" calcext:value-type="float">
            <text:p>423,8288744125</text:p>
          </table:table-cell>
          <table:table-cell office:value-type="float" office:value="201.423352051123" calcext:value-type="float">
            <text:p>201,4233520511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23</text:p>
          </table:table-cell>
          <table:table-cell office:value-type="float" office:value="344.00450091876" calcext:value-type="float">
            <text:p>344,0045009188</text:p>
          </table:table-cell>
          <table:table-cell office:value-type="float" office:value="344.004500918761" calcext:value-type="float">
            <text:p>344,0045009188</text:p>
          </table:table-cell>
          <table:table-cell office:value-type="float" office:value="337.049790857362" calcext:value-type="float">
            <text:p>337,0497908574</text:p>
          </table:table-cell>
          <table:table-cell table:number-columns-repeated="3" office:value-type="float" office:value="344.00450091876" calcext:value-type="float">
            <text:p>344,0045009188</text:p>
          </table:table-cell>
          <table:table-cell office:value-type="float" office:value="344.004500918761" calcext:value-type="float">
            <text:p>344,0045009188</text:p>
          </table:table-cell>
          <table:table-cell table:number-columns-repeated="2" office:value-type="float" office:value="344.00450091876" calcext:value-type="float">
            <text:p>344,0045009188</text:p>
          </table:table-cell>
          <table:table-cell office:value-type="float" office:value="344.004500919009" calcext:value-type="float">
            <text:p>344,004500919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24</text:p>
          </table:table-cell>
          <table:table-cell office:value-type="float" office:value="271.38960772881" calcext:value-type="float">
            <text:p>271,3896077288</text:p>
          </table:table-cell>
          <table:table-cell office:value-type="float" office:value="274.831922812117" calcext:value-type="float">
            <text:p>274,8319228121</text:p>
          </table:table-cell>
          <table:table-cell office:value-type="float" office:value="273.121444041537" calcext:value-type="float">
            <text:p>273,1214440415</text:p>
          </table:table-cell>
          <table:table-cell office:value-type="float" office:value="274.823841986125" calcext:value-type="float">
            <text:p>274,8238419861</text:p>
          </table:table-cell>
          <table:table-cell office:value-type="float" office:value="275.224511502262" calcext:value-type="float">
            <text:p>275,2245115023</text:p>
          </table:table-cell>
          <table:table-cell office:value-type="float" office:value="271.2280279763" calcext:value-type="float">
            <text:p>271,2280279763</text:p>
          </table:table-cell>
          <table:table-cell office:value-type="float" office:value="274.776959327279" calcext:value-type="float">
            <text:p>274,7769593273</text:p>
          </table:table-cell>
          <table:table-cell office:value-type="float" office:value="275.958777008326" calcext:value-type="float">
            <text:p>275,9587770083</text:p>
          </table:table-cell>
          <table:table-cell office:value-type="float" office:value="265.458746008375" calcext:value-type="float">
            <text:p>265,4587460084</text:p>
          </table:table-cell>
          <table:table-cell office:value-type="float" office:value="262.426902667572" calcext:value-type="float">
            <text:p>262,4269026676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25</text:p>
          </table:table-cell>
          <table:table-cell office:value-type="float" office:value="207.922258259069" calcext:value-type="float">
            <text:p>207,9222582591</text:p>
          </table:table-cell>
          <table:table-cell office:value-type="float" office:value="205.415952908845" calcext:value-type="float">
            <text:p>205,4159529088</text:p>
          </table:table-cell>
          <table:table-cell office:value-type="float" office:value="201.162984110942" calcext:value-type="float">
            <text:p>201,1629841109</text:p>
          </table:table-cell>
          <table:table-cell office:value-type="float" office:value="216.991997957544" calcext:value-type="float">
            <text:p>216,9919979575</text:p>
          </table:table-cell>
          <table:table-cell office:value-type="float" office:value="205.29109225797" calcext:value-type="float">
            <text:p>205,291092258</text:p>
          </table:table-cell>
          <table:table-cell office:value-type="float" office:value="205.033517158817" calcext:value-type="float">
            <text:p>205,0335171588</text:p>
          </table:table-cell>
          <table:table-cell office:value-type="float" office:value="212.165317225388" calcext:value-type="float">
            <text:p>212,1653172254</text:p>
          </table:table-cell>
          <table:table-cell office:value-type="float" office:value="216.653345150063" calcext:value-type="float">
            <text:p>216,6533451501</text:p>
          </table:table-cell>
          <table:table-cell office:value-type="float" office:value="206.912849969581" calcext:value-type="float">
            <text:p>206,9128499696</text:p>
          </table:table-cell>
          <table:table-cell office:value-type="float" office:value="205.327263802569" calcext:value-type="float">
            <text:p>205,3272638026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26</text:p>
          </table:table-cell>
          <table:table-cell office:value-type="float" office:value="106.184460422926" calcext:value-type="float">
            <text:p>106,1844604229</text:p>
          </table:table-cell>
          <table:table-cell office:value-type="float" office:value="100.182741082561" calcext:value-type="float">
            <text:p>100,1827410826</text:p>
          </table:table-cell>
          <table:table-cell office:value-type="float" office:value="100.348480048142" calcext:value-type="float">
            <text:p>100,3484800481</text:p>
          </table:table-cell>
          <table:table-cell office:value-type="float" office:value="102.372817102796" calcext:value-type="float">
            <text:p>102,3728171028</text:p>
          </table:table-cell>
          <table:table-cell office:value-type="float" office:value="102.120351366058" calcext:value-type="float">
            <text:p>102,1203513661</text:p>
          </table:table-cell>
          <table:table-cell office:value-type="float" office:value="100.195949108673" calcext:value-type="float">
            <text:p>100,1959491087</text:p>
          </table:table-cell>
          <table:table-cell office:value-type="float" office:value="104.307850671023" calcext:value-type="float">
            <text:p>104,307850671</text:p>
          </table:table-cell>
          <table:table-cell office:value-type="float" office:value="190.302811042055" calcext:value-type="float">
            <text:p>190,3028110421</text:p>
          </table:table-cell>
          <table:table-cell office:value-type="float" office:value="100.349543854879" calcext:value-type="float">
            <text:p>100,3495438549</text:p>
          </table:table-cell>
          <table:table-cell office:value-type="float" office:value="100.18113254585" calcext:value-type="float">
            <text:p>100,1811325459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27</text:p>
          </table:table-cell>
          <table:table-cell office:value-type="float" office:value="536.796831056328" calcext:value-type="float">
            <text:p>536,7968310563</text:p>
          </table:table-cell>
          <table:table-cell office:value-type="float" office:value="338.77181521491" calcext:value-type="float">
            <text:p>338,7718152149</text:p>
          </table:table-cell>
          <table:table-cell office:value-type="float" office:value="1556.63125746772" calcext:value-type="float">
            <text:p>1556,6312574677</text:p>
          </table:table-cell>
          <table:table-cell office:value-type="float" office:value="440.584715192135" calcext:value-type="float">
            <text:p>440,5847151921</text:p>
          </table:table-cell>
          <table:table-cell office:value-type="float" office:value="332.746399657215" calcext:value-type="float">
            <text:p>332,7463996572</text:p>
          </table:table-cell>
          <table:table-cell office:value-type="float" office:value="317.448072854462" calcext:value-type="float">
            <text:p>317,4480728545</text:p>
          </table:table-cell>
          <table:table-cell office:value-type="float" office:value="453.288290222207" calcext:value-type="float">
            <text:p>453,2882902222</text:p>
          </table:table-cell>
          <table:table-cell office:value-type="float" office:value="782.127995524728" calcext:value-type="float">
            <text:p>782,1279955247</text:p>
          </table:table-cell>
          <table:table-cell office:value-type="float" office:value="384.518997447668" calcext:value-type="float">
            <text:p>384,5189974477</text:p>
          </table:table-cell>
          <table:table-cell office:value-type="float" office:value="310.171125012543" calcext:value-type="float">
            <text:p>310,1711250125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28</text:p>
          </table:table-cell>
          <table:table-cell office:value-type="float" office:value="1173.37939299651" calcext:value-type="float">
            <text:p>1173,3793929965</text:p>
          </table:table-cell>
          <table:table-cell office:value-type="float" office:value="1110.90453979767" calcext:value-type="float">
            <text:p>1110,9045397977</text:p>
          </table:table-cell>
          <table:table-cell office:value-type="float" office:value="387.459052373736" calcext:value-type="float">
            <text:p>387,4590523737</text:p>
          </table:table-cell>
          <table:table-cell office:value-type="float" office:value="1128.91495605228" calcext:value-type="float">
            <text:p>1128,9149560523</text:p>
          </table:table-cell>
          <table:table-cell office:value-type="float" office:value="1111.37807536022" calcext:value-type="float">
            <text:p>1111,3780753602</text:p>
          </table:table-cell>
          <table:table-cell office:value-type="float" office:value="1149.53548998537" calcext:value-type="float">
            <text:p>1149,5354899854</text:p>
          </table:table-cell>
          <table:table-cell office:value-type="float" office:value="1141.33847712335" calcext:value-type="float">
            <text:p>1141,3384771234</text:p>
          </table:table-cell>
          <table:table-cell office:value-type="float" office:value="1435.38857067604" calcext:value-type="float">
            <text:p>1435,388570676</text:p>
          </table:table-cell>
          <table:table-cell office:value-type="float" office:value="1105.22240367764" calcext:value-type="float">
            <text:p>1105,2224036776</text:p>
          </table:table-cell>
          <table:table-cell office:value-type="float" office:value="1246.54344542457" calcext:value-type="float">
            <text:p>1246,5434454246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29</text:p>
          </table:table-cell>
          <table:table-cell office:value-type="float" office:value="927.256991931636" calcext:value-type="float">
            <text:p>927,2569919316</text:p>
          </table:table-cell>
          <table:table-cell office:value-type="float" office:value="809.297140968754" calcext:value-type="float">
            <text:p>809,2971409688</text:p>
          </table:table-cell>
          <table:table-cell office:value-type="float" office:value="225.558942614309" calcext:value-type="float">
            <text:p>225,5589426143</text:p>
          </table:table-cell>
          <table:table-cell office:value-type="float" office:value="904.822222775602" calcext:value-type="float">
            <text:p>904,8222227756</text:p>
          </table:table-cell>
          <table:table-cell office:value-type="float" office:value="794.626483743763" calcext:value-type="float">
            <text:p>794,6264837438</text:p>
          </table:table-cell>
          <table:table-cell office:value-type="float" office:value="793.776804868772" calcext:value-type="float">
            <text:p>793,7768048688</text:p>
          </table:table-cell>
          <table:table-cell office:value-type="float" office:value="890.712866540988" calcext:value-type="float">
            <text:p>890,712866541</text:p>
          </table:table-cell>
          <table:table-cell office:value-type="float" office:value="1422.41650795916" calcext:value-type="float">
            <text:p>1422,4165079592</text:p>
          </table:table-cell>
          <table:table-cell office:value-type="float" office:value="997.98215108131" calcext:value-type="float">
            <text:p>997,9821510813</text:p>
          </table:table-cell>
          <table:table-cell office:value-type="float" office:value="805.382648231523" calcext:value-type="float">
            <text:p>805,3826482315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30</text:p>
          </table:table-cell>
          <table:table-cell office:value-type="float" office:value="9021.30027841427" calcext:value-type="float">
            <text:p>9021,3002784143</text:p>
          </table:table-cell>
          <table:table-cell office:value-type="float" office:value="8625.37755396973" calcext:value-type="float">
            <text:p>8625,3775539697</text:p>
          </table:table-cell>
          <table:table-cell office:value-type="float" office:value="1061.77434447789" calcext:value-type="float">
            <text:p>1061,7743444779</text:p>
          </table:table-cell>
          <table:table-cell office:value-type="float" office:value="9719.7334920747" calcext:value-type="float">
            <text:p>9719,7334920747</text:p>
          </table:table-cell>
          <table:table-cell office:value-type="float" office:value="8659.88422081027" calcext:value-type="float">
            <text:p>8659,8842208103</text:p>
          </table:table-cell>
          <table:table-cell office:value-type="float" office:value="10412.2705357012" calcext:value-type="float">
            <text:p>10412,2705357012</text:p>
          </table:table-cell>
          <table:table-cell office:value-type="float" office:value="9384.06057523048" calcext:value-type="float">
            <text:p>9384,0605752305</text:p>
          </table:table-cell>
          <table:table-cell office:value-type="float" office:value="11612.9658626501" calcext:value-type="float">
            <text:p>11612,9658626501</text:p>
          </table:table-cell>
          <table:table-cell office:value-type="float" office:value="8485.98319431208" calcext:value-type="float">
            <text:p>8485,9831943121</text:p>
          </table:table-cell>
          <table:table-cell office:value-type="float" office:value="9484.61287246181" calcext:value-type="float">
            <text:p>9484,6128724618</text:p>
          </table:table-cell>
          <table:table-cell table:number-columns-repeated="1013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100" table:style-name="ta4">
        <table:table-column table:style-name="co1" table:number-columns-repeated="1024" table:default-cell-style-name="Default"/>
        <table:table-row table:style-name="ro2">
          <table:table-cell/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D-SHADE</text:p>
          </table:table-cell>
          <table:table-cell table:style-name="ce1" office:value-type="string" calcext:value-type="string">
            <text:p>EPSDE</text:p>
          </table:table-cell>
          <table:table-cell table:style-name="ce1" office:value-type="string" calcext:value-type="string">
            <text:p>JADE</text:p>
          </table:table-cell>
          <table:table-cell table:style-name="ce1" office:value-type="string" calcext:value-type="string">
            <text:p>L-SHADE</text:p>
          </table:table-cell>
          <table:table-cell table:style-name="ce1" office:value-type="string" calcext:value-type="string">
            <text:p>NBIPOP-aCMA-ES</text:p>
          </table:table-cell>
          <table:table-cell table:style-name="ce1" office:value-type="string" calcext:value-type="string">
            <text:p>SHADE11</text:p>
          </table:table-cell>
          <table:table-cell table:style-name="ce1" office:value-type="string" calcext:value-type="string">
            <text:p>SaDE</text:p>
          </table:table-cell>
          <table:table-cell table:style-name="ce1" office:value-type="string" calcext:value-type="string">
            <text:p>dynNP-jDE</text:p>
          </table:table-cell>
          <table:table-cell table:style-name="ce1" office:value-type="string" calcext:value-type="string">
            <text:p>iCMAES-ILS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1</text:p>
          </table:table-cell>
          <table:table-cell office:value-type="float" office:value="784077.897677334" calcext:value-type="float">
            <text:p>784077,897677334</text:p>
          </table:table-cell>
          <table:table-cell office:value-type="float" office:value="124160.07758283" calcext:value-type="float">
            <text:p>124160,07758283</text:p>
          </table:table-cell>
          <table:table-cell office:value-type="float" office:value="352832.93871581" calcext:value-type="float">
            <text:p>352832,93871581</text:p>
          </table:table-cell>
          <table:table-cell office:value-type="float" office:value="116440.715158521" calcext:value-type="float">
            <text:p>116440,715158521</text:p>
          </table:table-cell>
          <table:table-cell office:value-type="float" office:value="171883.694801023" calcext:value-type="float">
            <text:p>171883,694801023</text:p>
          </table:table-cell>
          <table:table-cell office:value-type="float" office:value="0" calcext:value-type="float">
            <text:p>0</text:p>
          </table:table-cell>
          <table:table-cell office:value-type="float" office:value="142804.145689223" calcext:value-type="float">
            <text:p>142804,145689223</text:p>
          </table:table-cell>
          <table:table-cell office:value-type="float" office:value="4270780.08842126" calcext:value-type="float">
            <text:p>4270780,08842126</text:p>
          </table:table-cell>
          <table:table-cell office:value-type="float" office:value="1530368.3012523" calcext:value-type="float">
            <text:p>1530368,301252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2</text:p>
          </table:table-cell>
          <table:table-cell office:value-type="float" office:value="12940.0065520521" calcext:value-type="float">
            <text:p>12940,0065520521</text:p>
          </table:table-cell>
          <table:table-cell office:value-type="float" office:value="0.00000000502536393326534" calcext:value-type="float">
            <text:p>0,000000005</text:p>
          </table:table-cell>
          <table:table-cell office:value-type="float" office:value="2191.69901792299" calcext:value-type="float">
            <text:p>2191,6990179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273.0253038979" calcext:value-type="float">
            <text:p>13273,0253038979</text:p>
          </table:table-cell>
          <table:table-cell office:value-type="float" office:value="218.867951448586" calcext:value-type="float">
            <text:p>218,8679514486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3</text:p>
          </table:table-cell>
          <table:table-cell office:value-type="float" office:value="486.854729351574" calcext:value-type="float">
            <text:p>486,8547293516</text:p>
          </table:table-cell>
          <table:table-cell office:value-type="float" office:value="0.0000000891292112707257" calcext:value-type="float">
            <text:p>8,91292112707257E-08</text:p>
          </table:table-cell>
          <table:table-cell office:value-type="float" office:value="0.0020477493534896" calcext:value-type="float">
            <text:p>0,0020477494</text:p>
          </table:table-cell>
          <table:table-cell office:value-type="float" office:value="5912.86618333231" calcext:value-type="float">
            <text:p>5912,8661833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3145296297641" calcext:value-type="float">
            <text:p>0,0563145296</text:p>
          </table:table-cell>
          <table:table-cell office:value-type="float" office:value="6346.24492143721" calcext:value-type="float">
            <text:p>6346,2449214372</text:p>
          </table:table-cell>
          <table:table-cell office:value-type="float" office:value="0.0000462582161664132" calcext:value-type="float">
            <text:p>4,62582161664132E-0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4</text:p>
          </table:table-cell>
          <table:table-cell office:value-type="float" office:value="151.41561688297" calcext:value-type="float">
            <text:p>151,415616883</text:p>
          </table:table-cell>
          <table:table-cell office:value-type="float" office:value="160.325829514356" calcext:value-type="float">
            <text:p>160,3258295144</text:p>
          </table:table-cell>
          <table:table-cell office:value-type="float" office:value="135.804461181601" calcext:value-type="float">
            <text:p>135,8044611816</text:p>
          </table:table-cell>
          <table:table-cell office:value-type="float" office:value="77.2612555961621" calcext:value-type="float">
            <text:p>77,2612555962</text:p>
          </table:table-cell>
          <table:table-cell office:value-type="float" office:value="170.353629757722" calcext:value-type="float">
            <text:p>170,3536297577</text:p>
          </table:table-cell>
          <table:table-cell office:value-type="float" office:value="37.3639090723798" calcext:value-type="float">
            <text:p>37,3639090724</text:p>
          </table:table-cell>
          <table:table-cell office:value-type="float" office:value="92.5256802749163" calcext:value-type="float">
            <text:p>92,5256802749</text:p>
          </table:table-cell>
          <table:table-cell office:value-type="float" office:value="212.8442184036" calcext:value-type="float">
            <text:p>212,8442184036</text:p>
          </table:table-cell>
          <table:table-cell office:value-type="float" office:value="165.977312906762" calcext:value-type="float">
            <text:p>165,9773129068</text:p>
          </table:table-cell>
          <table:table-cell office:value-type="float" office:value="113.988822332632" calcext:value-type="float">
            <text:p>113,9888223326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5</text:p>
          </table:table-cell>
          <table:table-cell office:value-type="float" office:value="20.0275927817555" calcext:value-type="float">
            <text:p>20,0275927818</text:p>
          </table:table-cell>
          <table:table-cell office:value-type="float" office:value="20.2017655680928" calcext:value-type="float">
            <text:p>20,2017655681</text:p>
          </table:table-cell>
          <table:table-cell office:value-type="float" office:value="21.0690229098173" calcext:value-type="float">
            <text:p>21,0690229098</text:p>
          </table:table-cell>
          <table:table-cell office:value-type="float" office:value="20.4823195151681" calcext:value-type="float">
            <text:p>20,4823195152</text:p>
          </table:table-cell>
          <table:table-cell office:value-type="float" office:value="20.5535484012533" calcext:value-type="float">
            <text:p>20,5535484013</text:p>
          </table:table-cell>
          <table:table-cell office:value-type="float" office:value="21.2336075269564" calcext:value-type="float">
            <text:p>21,233607527</text:p>
          </table:table-cell>
          <table:table-cell office:value-type="float" office:value="20.2001810692304" calcext:value-type="float">
            <text:p>20,2001810692</text:p>
          </table:table-cell>
          <table:table-cell office:value-type="float" office:value="21.0128279737109" calcext:value-type="float">
            <text:p>21,0128279737</text:p>
          </table:table-cell>
          <table:table-cell office:value-type="float" office:value="20.6008996697311" calcext:value-type="float">
            <text:p>20,6008996697</text:p>
          </table:table-cell>
          <table:table-cell office:value-type="float" office:value="19.9999791308877" calcext:value-type="float">
            <text:p>19,9999791309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6</text:p>
          </table:table-cell>
          <table:table-cell office:value-type="float" office:value="44.8796760315854" calcext:value-type="float">
            <text:p>44,8796760316</text:p>
          </table:table-cell>
          <table:table-cell office:value-type="float" office:value="14.5263587562826" calcext:value-type="float">
            <text:p>14,5263587563</text:p>
          </table:table-cell>
          <table:table-cell office:value-type="float" office:value="129.678812559993" calcext:value-type="float">
            <text:p>129,67881256</text:p>
          </table:table-cell>
          <table:table-cell office:value-type="float" office:value="44.6053450053068" calcext:value-type="float">
            <text:p>44,6053450053</text:p>
          </table:table-cell>
          <table:table-cell office:value-type="float" office:value="8.69152783769132" calcext:value-type="float">
            <text:p>8,6915278377</text:p>
          </table:table-cell>
          <table:table-cell office:value-type="float" office:value="5.38207496717635" calcext:value-type="float">
            <text:p>5,3820749672</text:p>
          </table:table-cell>
          <table:table-cell office:value-type="float" office:value="33.509120523975" calcext:value-type="float">
            <text:p>33,509120524</text:p>
          </table:table-cell>
          <table:table-cell office:value-type="float" office:value="75.5606335584183" calcext:value-type="float">
            <text:p>75,5606335584</text:p>
          </table:table-cell>
          <table:table-cell office:value-type="float" office:value="40.1418057467152" calcext:value-type="float">
            <text:p>40,1418057467</text:p>
          </table:table-cell>
          <table:table-cell office:value-type="float" office:value="0.0711865743575792" calcext:value-type="float">
            <text:p>0,0711865744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7</text:p>
          </table:table-cell>
          <table:table-cell office:value-type="float" office:value="0.000965774891619285" calcext:value-type="float">
            <text:p>0,0009657749</text:p>
          </table:table-cell>
          <table:table-cell office:value-type="float" office:value="0.000290040797430194" calcext:value-type="float">
            <text:p>0,0002900408</text:p>
          </table:table-cell>
          <table:table-cell office:value-type="float" office:value="0.00816190786195099" calcext:value-type="float">
            <text:p>0,0081619079</text:p>
          </table:table-cell>
          <table:table-cell office:value-type="float" office:value="0.00207599455234008" calcext:value-type="float">
            <text:p>0,0020759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7866043760421" calcext:value-type="float">
            <text:p>0,0019786604</text:p>
          </table:table-cell>
          <table:table-cell office:value-type="float" office:value="0.0110119435741099" calcext:value-type="float">
            <text:p>0,01101194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8</text:p>
          </table:table-cell>
          <table:table-cell office:value-type="float" office:value="16.2119784485734" calcext:value-type="float">
            <text:p>16,2119784486</text:p>
          </table:table-cell>
          <table:table-cell office:value-type="float" office:value="0" calcext:value-type="float">
            <text:p>0</text:p>
          </table:table-cell>
          <table:table-cell office:value-type="float" office:value="96.5836695391872" calcext:value-type="float">
            <text:p>96,5836695392</text:p>
          </table:table-cell>
          <table:table-cell office:value-type="float" office:value="0" calcext:value-type="float">
            <text:p>0</text:p>
          </table:table-cell>
          <table:table-cell office:value-type="float" office:value="0.011100267382557" calcext:value-type="float">
            <text:p>0,0111002674</text:p>
          </table:table-cell>
          <table:table-cell office:value-type="float" office:value="45.583679714705" calcext:value-type="float">
            <text:p>45,5836797147</text:p>
          </table:table-cell>
          <table:table-cell office:value-type="float" office:value="0" calcext:value-type="float">
            <text:p>0</text:p>
          </table:table-cell>
          <table:table-cell office:value-type="float" office:value="20.0162228765358" calcext:value-type="float">
            <text:p>20,0162228765</text:p>
          </table:table-cell>
          <table:table-cell office:value-type="float" office:value="0" calcext:value-type="float">
            <text:p>0</text:p>
          </table:table-cell>
          <table:table-cell office:value-type="float" office:value="19.3724382252193" calcext:value-type="float">
            <text:p>19,3724382252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9</text:p>
          </table:table-cell>
          <table:table-cell office:value-type="float" office:value="210.843014932239" calcext:value-type="float">
            <text:p>210,8430149322</text:p>
          </table:table-cell>
          <table:table-cell office:value-type="float" office:value="23.6967254291315" calcext:value-type="float">
            <text:p>23,6967254291</text:p>
          </table:table-cell>
          <table:table-cell office:value-type="float" office:value="643.288955311447" calcext:value-type="float">
            <text:p>643,2889553114</text:p>
          </table:table-cell>
          <table:table-cell office:value-type="float" office:value="144.247429205377" calcext:value-type="float">
            <text:p>144,2474292054</text:p>
          </table:table-cell>
          <table:table-cell office:value-type="float" office:value="34.3789397471768" calcext:value-type="float">
            <text:p>34,3789397472</text:p>
          </table:table-cell>
          <table:table-cell office:value-type="float" office:value="6.93061554979939" calcext:value-type="float">
            <text:p>6,9306155498</text:p>
          </table:table-cell>
          <table:table-cell office:value-type="float" office:value="113.998167687275" calcext:value-type="float">
            <text:p>113,9981676873</text:p>
          </table:table-cell>
          <table:table-cell office:value-type="float" office:value="292.165917697351" calcext:value-type="float">
            <text:p>292,1659176974</text:p>
          </table:table-cell>
          <table:table-cell office:value-type="float" office:value="194.095603480609" calcext:value-type="float">
            <text:p>194,0956034806</text:p>
          </table:table-cell>
          <table:table-cell office:value-type="float" office:value="20.0755340376589" calcext:value-type="float">
            <text:p>20,0755340377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10</text:p>
          </table:table-cell>
          <table:table-cell office:value-type="float" office:value="84.6588759622057" calcext:value-type="float">
            <text:p>84,6588759622</text:p>
          </table:table-cell>
          <table:table-cell office:value-type="float" office:value="0.00906266336481648" calcext:value-type="float">
            <text:p>0,0090626634</text:p>
          </table:table-cell>
          <table:table-cell office:value-type="float" office:value="10355.7653557698" calcext:value-type="float">
            <text:p>10355,7653557698</text:p>
          </table:table-cell>
          <table:table-cell office:value-type="float" office:value="0.0155534898230518" calcext:value-type="float">
            <text:p>0,0155534898</text:p>
          </table:table-cell>
          <table:table-cell office:value-type="float" office:value="26.4266546849427" calcext:value-type="float">
            <text:p>26,4266546849</text:p>
          </table:table-cell>
          <table:table-cell office:value-type="float" office:value="5160.17669913828" calcext:value-type="float">
            <text:p>5160,1766991383</text:p>
          </table:table-cell>
          <table:table-cell office:value-type="float" office:value="0.0102873475895167" calcext:value-type="float">
            <text:p>0,0102873476</text:p>
          </table:table-cell>
          <table:table-cell office:value-type="float" office:value="35.7854537220798" calcext:value-type="float">
            <text:p>35,7854537221</text:p>
          </table:table-cell>
          <table:table-cell office:value-type="float" office:value="0.00906266335283255" calcext:value-type="float">
            <text:p>0,0090626634</text:p>
          </table:table-cell>
          <table:table-cell office:value-type="float" office:value="931.217089424733" calcext:value-type="float">
            <text:p>931,2170894247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11</text:p>
          </table:table-cell>
          <table:table-cell office:value-type="float" office:value="12001.9151756723" calcext:value-type="float">
            <text:p>12001,9151756723</text:p>
          </table:table-cell>
          <table:table-cell office:value-type="float" office:value="9188.65036637704" calcext:value-type="float">
            <text:p>9188,650366377</text:p>
          </table:table-cell>
          <table:table-cell office:value-type="float" office:value="26527.5491226819" calcext:value-type="float">
            <text:p>26527,5491226819</text:p>
          </table:table-cell>
          <table:table-cell office:value-type="float" office:value="10729.7580728519" calcext:value-type="float">
            <text:p>10729,7580728519</text:p>
          </table:table-cell>
          <table:table-cell office:value-type="float" office:value="10834.8058300333" calcext:value-type="float">
            <text:p>10834,8058300333</text:p>
          </table:table-cell>
          <table:table-cell office:value-type="float" office:value="3718.37875117807" calcext:value-type="float">
            <text:p>3718,3787511781</text:p>
          </table:table-cell>
          <table:table-cell office:value-type="float" office:value="9804.9139806007" calcext:value-type="float">
            <text:p>9804,9139806007</text:p>
          </table:table-cell>
          <table:table-cell office:value-type="float" office:value="12647.980249398" calcext:value-type="float">
            <text:p>12647,980249398</text:p>
          </table:table-cell>
          <table:table-cell office:value-type="float" office:value="11520.0557175052" calcext:value-type="float">
            <text:p>11520,0557175052</text:p>
          </table:table-cell>
          <table:table-cell office:value-type="float" office:value="1507.19883939897" calcext:value-type="float">
            <text:p>1507,198839399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12</text:p>
          </table:table-cell>
          <table:table-cell office:value-type="float" office:value="0.283189578981908" calcext:value-type="float">
            <text:p>0,283189579</text:p>
          </table:table-cell>
          <table:table-cell office:value-type="float" office:value="0.23404266327565" calcext:value-type="float">
            <text:p>0,2340426633</text:p>
          </table:table-cell>
          <table:table-cell office:value-type="float" office:value="2.02909847985701" calcext:value-type="float">
            <text:p>2,0290984799</text:p>
          </table:table-cell>
          <table:table-cell office:value-type="float" office:value="0.358872847564864" calcext:value-type="float">
            <text:p>0,3588728476</text:p>
          </table:table-cell>
          <table:table-cell office:value-type="float" office:value="0.437226189856075" calcext:value-type="float">
            <text:p>0,4372261899</text:p>
          </table:table-cell>
          <table:table-cell office:value-type="float" office:value="0.0111773315275772" calcext:value-type="float">
            <text:p>0,0111773315</text:p>
          </table:table-cell>
          <table:table-cell office:value-type="float" office:value="0.229393755415351" calcext:value-type="float">
            <text:p>0,2293937554</text:p>
          </table:table-cell>
          <table:table-cell office:value-type="float" office:value="1.65300282499454" calcext:value-type="float">
            <text:p>1,653002825</text:p>
          </table:table-cell>
          <table:table-cell office:value-type="float" office:value="0.521942155508637" calcext:value-type="float">
            <text:p>0,5219421555</text:p>
          </table:table-cell>
          <table:table-cell office:value-type="float" office:value="0.000662105973785657" calcext:value-type="float">
            <text:p>0,000662106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13</text:p>
          </table:table-cell>
          <table:table-cell office:value-type="float" office:value="0.429271980044659" calcext:value-type="float">
            <text:p>0,42927198</text:p>
          </table:table-cell>
          <table:table-cell office:value-type="float" office:value="0.259979459428678" calcext:value-type="float">
            <text:p>0,2599794594</text:p>
          </table:table-cell>
          <table:table-cell office:value-type="float" office:value="0.479721516584001" calcext:value-type="float">
            <text:p>0,4797215166</text:p>
          </table:table-cell>
          <table:table-cell office:value-type="float" office:value="0.409099137583557" calcext:value-type="float">
            <text:p>0,4090991376</text:p>
          </table:table-cell>
          <table:table-cell office:value-type="float" office:value="0.24082509981256" calcext:value-type="float">
            <text:p>0,2408250998</text:p>
          </table:table-cell>
          <table:table-cell office:value-type="float" office:value="0.270322620390119" calcext:value-type="float">
            <text:p>0,2703226204</text:p>
          </table:table-cell>
          <table:table-cell office:value-type="float" office:value="0.399604970093472" calcext:value-type="float">
            <text:p>0,3996049701</text:p>
          </table:table-cell>
          <table:table-cell office:value-type="float" office:value="0.498673525690479" calcext:value-type="float">
            <text:p>0,4986735257</text:p>
          </table:table-cell>
          <table:table-cell office:value-type="float" office:value="0.460153165130471" calcext:value-type="float">
            <text:p>0,4601531651</text:p>
          </table:table-cell>
          <table:table-cell office:value-type="float" office:value="0.23937278168114" calcext:value-type="float">
            <text:p>0,2393727817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14</text:p>
          </table:table-cell>
          <table:table-cell office:value-type="float" office:value="0.126256030330412" calcext:value-type="float">
            <text:p>0,1262560303</text:p>
          </table:table-cell>
          <table:table-cell office:value-type="float" office:value="0.115820065979599" calcext:value-type="float">
            <text:p>0,115820066</text:p>
          </table:table-cell>
          <table:table-cell office:value-type="float" office:value="13908.0367302934" calcext:value-type="float">
            <text:p>13908,0367302934</text:p>
          </table:table-cell>
          <table:table-cell office:value-type="float" office:value="290.276526590724" calcext:value-type="float">
            <text:p>290,2765265907</text:p>
          </table:table-cell>
          <table:table-cell office:value-type="float" office:value="0.117558428154789" calcext:value-type="float">
            <text:p>0,1175584282</text:p>
          </table:table-cell>
          <table:table-cell office:value-type="float" office:value="0.118289662959355" calcext:value-type="float">
            <text:p>0,118289663</text:p>
          </table:table-cell>
          <table:table-cell office:value-type="float" office:value="0.120118866151045" calcext:value-type="float">
            <text:p>0,1201188662</text:p>
          </table:table-cell>
          <table:table-cell office:value-type="float" office:value="0.168496819150625" calcext:value-type="float">
            <text:p>0,1684968192</text:p>
          </table:table-cell>
          <table:table-cell office:value-type="float" office:value="0.138082497896636" calcext:value-type="float">
            <text:p>0,1380824979</text:p>
          </table:table-cell>
          <table:table-cell office:value-type="float" office:value="0.13519425853116" calcext:value-type="float">
            <text:p>0,1351942585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15</text:p>
          </table:table-cell>
          <table:table-cell office:value-type="float" office:value="23.731869349043" calcext:value-type="float">
            <text:p>23,731869349</text:p>
          </table:table-cell>
          <table:table-cell office:value-type="float" office:value="11.6051206399042" calcext:value-type="float">
            <text:p>11,6051206399</text:p>
          </table:table-cell>
          <table:table-cell office:value-type="float" office:value="90.0866512986534" calcext:value-type="float">
            <text:p>90,0866512987</text:p>
          </table:table-cell>
          <table:table-cell office:value-type="float" office:value="29.7297912097301" calcext:value-type="float">
            <text:p>29,7297912097</text:p>
          </table:table-cell>
          <table:table-cell office:value-type="float" office:value="16.1816493443059" calcext:value-type="float">
            <text:p>16,1816493443</text:p>
          </table:table-cell>
          <table:table-cell office:value-type="float" office:value="9.68256338535261" calcext:value-type="float">
            <text:p>9,6825633854</text:p>
          </table:table-cell>
          <table:table-cell office:value-type="float" office:value="22.1255045383385" calcext:value-type="float">
            <text:p>22,1255045383</text:p>
          </table:table-cell>
          <table:table-cell office:value-type="float" office:value="58.7898719116322" calcext:value-type="float">
            <text:p>58,7898719116</text:p>
          </table:table-cell>
          <table:table-cell office:value-type="float" office:value="25.8983253952789" calcext:value-type="float">
            <text:p>25,8983253953</text:p>
          </table:table-cell>
          <table:table-cell office:value-type="float" office:value="9.79155715048387" calcext:value-type="float">
            <text:p>9,7915571505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16</text:p>
          </table:table-cell>
          <table:table-cell office:value-type="float" office:value="42.1893520727846" calcext:value-type="float">
            <text:p>42,1893520728</text:p>
          </table:table-cell>
          <table:table-cell office:value-type="float" office:value="38.7490250863961" calcext:value-type="float">
            <text:p>38,7490250864</text:p>
          </table:table-cell>
          <table:table-cell office:value-type="float" office:value="45.9207315335844" calcext:value-type="float">
            <text:p>45,9207315336</text:p>
          </table:table-cell>
          <table:table-cell office:value-type="float" office:value="40.0908142459127" calcext:value-type="float">
            <text:p>40,0908142459</text:p>
          </table:table-cell>
          <table:table-cell office:value-type="float" office:value="39.1461525175748" calcext:value-type="float">
            <text:p>39,1461525176</text:p>
          </table:table-cell>
          <table:table-cell office:value-type="float" office:value="42.8936545889646" calcext:value-type="float">
            <text:p>42,893654589</text:p>
          </table:table-cell>
          <table:table-cell office:value-type="float" office:value="39.5907681712207" calcext:value-type="float">
            <text:p>39,5907681712</text:p>
          </table:table-cell>
          <table:table-cell office:value-type="float" office:value="43.8653604893648" calcext:value-type="float">
            <text:p>43,8653604894</text:p>
          </table:table-cell>
          <table:table-cell office:value-type="float" office:value="39.313857822859" calcext:value-type="float">
            <text:p>39,3138578229</text:p>
          </table:table-cell>
          <table:table-cell office:value-type="float" office:value="42.480776811127" calcext:value-type="float">
            <text:p>42,4807768111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17</text:p>
          </table:table-cell>
          <table:table-cell office:value-type="float" office:value="124092.903426159" calcext:value-type="float">
            <text:p>124092,903426159</text:p>
          </table:table-cell>
          <table:table-cell office:value-type="float" office:value="4831.71239422159" calcext:value-type="float">
            <text:p>4831,7123942216</text:p>
          </table:table-cell>
          <table:table-cell office:value-type="float" office:value="2555594.41169742" calcext:value-type="float">
            <text:p>2555594,41169742</text:p>
          </table:table-cell>
          <table:table-cell office:value-type="float" office:value="12039.3104914527" calcext:value-type="float">
            <text:p>12039,3104914527</text:p>
          </table:table-cell>
          <table:table-cell office:value-type="float" office:value="4434.52713435074" calcext:value-type="float">
            <text:p>4434,5271343507</text:p>
          </table:table-cell>
          <table:table-cell office:value-type="float" office:value="4842.61666007645" calcext:value-type="float">
            <text:p>4842,6166600765</text:p>
          </table:table-cell>
          <table:table-cell office:value-type="float" office:value="12354.4854184858" calcext:value-type="float">
            <text:p>12354,4854184858</text:p>
          </table:table-cell>
          <table:table-cell office:value-type="float" office:value="423727.995107067" calcext:value-type="float">
            <text:p>423727,995107067</text:p>
          </table:table-cell>
          <table:table-cell office:value-type="float" office:value="121097.464362956" calcext:value-type="float">
            <text:p>121097,464362956</text:p>
          </table:table-cell>
          <table:table-cell office:value-type="float" office:value="5069.6790436156" calcext:value-type="float">
            <text:p>5069,6790436156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18</text:p>
          </table:table-cell>
          <table:table-cell office:value-type="float" office:value="992.982587124843" calcext:value-type="float">
            <text:p>992,9825871248</text:p>
          </table:table-cell>
          <table:table-cell office:value-type="float" office:value="225.905846583684" calcext:value-type="float">
            <text:p>225,9058465837</text:p>
          </table:table-cell>
          <table:table-cell office:value-type="float" office:value="2916.94878490698" calcext:value-type="float">
            <text:p>2916,948784907</text:p>
          </table:table-cell>
          <table:table-cell office:value-type="float" office:value="1074.84512828372" calcext:value-type="float">
            <text:p>1074,8451282837</text:p>
          </table:table-cell>
          <table:table-cell office:value-type="float" office:value="223.642689694188" calcext:value-type="float">
            <text:p>223,6426896942</text:p>
          </table:table-cell>
          <table:table-cell office:value-type="float" office:value="659.531986991345" calcext:value-type="float">
            <text:p>659,5319869913</text:p>
          </table:table-cell>
          <table:table-cell office:value-type="float" office:value="507.012927023318" calcext:value-type="float">
            <text:p>507,0129270233</text:p>
          </table:table-cell>
          <table:table-cell office:value-type="float" office:value="715.435666851477" calcext:value-type="float">
            <text:p>715,4356668515</text:p>
          </table:table-cell>
          <table:table-cell office:value-type="float" office:value="321.041555321268" calcext:value-type="float">
            <text:p>321,0415553213</text:p>
          </table:table-cell>
          <table:table-cell office:value-type="float" office:value="543.019081362405" calcext:value-type="float">
            <text:p>543,0190813624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19</text:p>
          </table:table-cell>
          <table:table-cell office:value-type="float" office:value="92.0088906803195" calcext:value-type="float">
            <text:p>92,0088906803</text:p>
          </table:table-cell>
          <table:table-cell office:value-type="float" office:value="96.4159008587142" calcext:value-type="float">
            <text:p>96,4159008587</text:p>
          </table:table-cell>
          <table:table-cell office:value-type="float" office:value="52.022801327777" calcext:value-type="float">
            <text:p>52,0228013278</text:p>
          </table:table-cell>
          <table:table-cell office:value-type="float" office:value="99.4497241655151" calcext:value-type="float">
            <text:p>99,4497241655</text:p>
          </table:table-cell>
          <table:table-cell office:value-type="float" office:value="95.740461643896" calcext:value-type="float">
            <text:p>95,7404616439</text:p>
          </table:table-cell>
          <table:table-cell office:value-type="float" office:value="101.861231655358" calcext:value-type="float">
            <text:p>101,8612316554</text:p>
          </table:table-cell>
          <table:table-cell office:value-type="float" office:value="97.8319156047743" calcext:value-type="float">
            <text:p>97,8319156048</text:p>
          </table:table-cell>
          <table:table-cell office:value-type="float" office:value="70.6971152515821" calcext:value-type="float">
            <text:p>70,6971152516</text:p>
          </table:table-cell>
          <table:table-cell office:value-type="float" office:value="90.4492863615826" calcext:value-type="float">
            <text:p>90,4492863616</text:p>
          </table:table-cell>
          <table:table-cell office:value-type="float" office:value="82.0806208781714" calcext:value-type="float">
            <text:p>82,0806208782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20</text:p>
          </table:table-cell>
          <table:table-cell office:value-type="float" office:value="1918.67904662984" calcext:value-type="float">
            <text:p>1918,6790466298</text:p>
          </table:table-cell>
          <table:table-cell office:value-type="float" office:value="212.685595523376" calcext:value-type="float">
            <text:p>212,6855955234</text:p>
          </table:table-cell>
          <table:table-cell office:value-type="float" office:value="1295.38099448332" calcext:value-type="float">
            <text:p>1295,3809944833</text:p>
          </table:table-cell>
          <table:table-cell office:value-type="float" office:value="9531.56820127226" calcext:value-type="float">
            <text:p>9531,5682012723</text:p>
          </table:table-cell>
          <table:table-cell office:value-type="float" office:value="149.924240075536" calcext:value-type="float">
            <text:p>149,9242400755</text:p>
          </table:table-cell>
          <table:table-cell office:value-type="float" office:value="616.145965487458" calcext:value-type="float">
            <text:p>616,1459654875</text:p>
          </table:table-cell>
          <table:table-cell office:value-type="float" office:value="491.52406869545" calcext:value-type="float">
            <text:p>491,5240686955</text:p>
          </table:table-cell>
          <table:table-cell office:value-type="float" office:value="6547.55399067485" calcext:value-type="float">
            <text:p>6547,5539906749</text:p>
          </table:table-cell>
          <table:table-cell office:value-type="float" office:value="265.910856284264" calcext:value-type="float">
            <text:p>265,9108562843</text:p>
          </table:table-cell>
          <table:table-cell office:value-type="float" office:value="652.832398660488" calcext:value-type="float">
            <text:p>652,8323986605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21</text:p>
          </table:table-cell>
          <table:table-cell office:value-type="float" office:value="58444.9509423819" calcext:value-type="float">
            <text:p>58444,9509423819</text:p>
          </table:table-cell>
          <table:table-cell office:value-type="float" office:value="2149.10677252348" calcext:value-type="float">
            <text:p>2149,1067725235</text:p>
          </table:table-cell>
          <table:table-cell office:value-type="float" office:value="527539.482658912" calcext:value-type="float">
            <text:p>527539,482658912</text:p>
          </table:table-cell>
          <table:table-cell office:value-type="float" office:value="3698.90698772721" calcext:value-type="float">
            <text:p>3698,9069877272</text:p>
          </table:table-cell>
          <table:table-cell office:value-type="float" office:value="2266.05700786626" calcext:value-type="float">
            <text:p>2266,0570078663</text:p>
          </table:table-cell>
          <table:table-cell office:value-type="float" office:value="3394.74012877658" calcext:value-type="float">
            <text:p>3394,7401287766</text:p>
          </table:table-cell>
          <table:table-cell office:value-type="float" office:value="3693.797017593" calcext:value-type="float">
            <text:p>3693,797017593</text:p>
          </table:table-cell>
          <table:table-cell office:value-type="float" office:value="290047.496836841" calcext:value-type="float">
            <text:p>290047,496836841</text:p>
          </table:table-cell>
          <table:table-cell office:value-type="float" office:value="36870.7383369694" calcext:value-type="float">
            <text:p>36870,7383369694</text:p>
          </table:table-cell>
          <table:table-cell office:value-type="float" office:value="3316.34879115464" calcext:value-type="float">
            <text:p>3316,3487911546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22</text:p>
          </table:table-cell>
          <table:table-cell office:value-type="float" office:value="1839.40239527906" calcext:value-type="float">
            <text:p>1839,4023952791</text:p>
          </table:table-cell>
          <table:table-cell office:value-type="float" office:value="990.775114941945" calcext:value-type="float">
            <text:p>990,7751149419</text:p>
          </table:table-cell>
          <table:table-cell office:value-type="float" office:value="2120.61108901444" calcext:value-type="float">
            <text:p>2120,6110890144</text:p>
          </table:table-cell>
          <table:table-cell office:value-type="float" office:value="1596.31722937611" calcext:value-type="float">
            <text:p>1596,3172293761</text:p>
          </table:table-cell>
          <table:table-cell office:value-type="float" office:value="1106.08719502292" calcext:value-type="float">
            <text:p>1106,0871950229</text:p>
          </table:table-cell>
          <table:table-cell office:value-type="float" office:value="761.985708635251" calcext:value-type="float">
            <text:p>761,9857086353</text:p>
          </table:table-cell>
          <table:table-cell office:value-type="float" office:value="1400.47407136593" calcext:value-type="float">
            <text:p>1400,4740713659</text:p>
          </table:table-cell>
          <table:table-cell office:value-type="float" office:value="1564.42850013509" calcext:value-type="float">
            <text:p>1564,4285001351</text:p>
          </table:table-cell>
          <table:table-cell office:value-type="float" office:value="1519.47047594657" calcext:value-type="float">
            <text:p>1519,4704759466</text:p>
          </table:table-cell>
          <table:table-cell office:value-type="float" office:value="537.504922514951" calcext:value-type="float">
            <text:p>537,504922515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23</text:p>
          </table:table-cell>
          <table:table-cell office:value-type="float" office:value="348.234959266445" calcext:value-type="float">
            <text:p>348,2349592664</text:p>
          </table:table-cell>
          <table:table-cell office:value-type="float" office:value="348.234959266446" calcext:value-type="float">
            <text:p>348,2349592664</text:p>
          </table:table-cell>
          <table:table-cell office:value-type="float" office:value="345.041861062613" calcext:value-type="float">
            <text:p>345,0418610626</text:p>
          </table:table-cell>
          <table:table-cell office:value-type="float" office:value="348.234959266447" calcext:value-type="float">
            <text:p>348,2349592664</text:p>
          </table:table-cell>
          <table:table-cell table:number-columns-repeated="3" office:value-type="float" office:value="348.234959266445" calcext:value-type="float">
            <text:p>348,2349592664</text:p>
          </table:table-cell>
          <table:table-cell office:value-type="float" office:value="348.234959300725" calcext:value-type="float">
            <text:p>348,2349593007</text:p>
          </table:table-cell>
          <table:table-cell office:value-type="float" office:value="348.234959266445" calcext:value-type="float">
            <text:p>348,2349592664</text:p>
          </table:table-cell>
          <table:table-cell office:value-type="float" office:value="348.234959281368" calcext:value-type="float">
            <text:p>348,2349592814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24</text:p>
          </table:table-cell>
          <table:table-cell office:value-type="float" office:value="385.307932704345" calcext:value-type="float">
            <text:p>385,3079327043</text:p>
          </table:table-cell>
          <table:table-cell office:value-type="float" office:value="393.407190709938" calcext:value-type="float">
            <text:p>393,4071907099</text:p>
          </table:table-cell>
          <table:table-cell office:value-type="float" office:value="406.162888346252" calcext:value-type="float">
            <text:p>406,1628883463</text:p>
          </table:table-cell>
          <table:table-cell office:value-type="float" office:value="398.786323210689" calcext:value-type="float">
            <text:p>398,7863232107</text:p>
          </table:table-cell>
          <table:table-cell office:value-type="float" office:value="394.39624747965" calcext:value-type="float">
            <text:p>394,3962474797</text:p>
          </table:table-cell>
          <table:table-cell office:value-type="float" office:value="388.259722039626" calcext:value-type="float">
            <text:p>388,2597220396</text:p>
          </table:table-cell>
          <table:table-cell office:value-type="float" office:value="394.363438800842" calcext:value-type="float">
            <text:p>394,3634388008</text:p>
          </table:table-cell>
          <table:table-cell office:value-type="float" office:value="396.360955395522" calcext:value-type="float">
            <text:p>396,3609553955</text:p>
          </table:table-cell>
          <table:table-cell office:value-type="float" office:value="367.488039209768" calcext:value-type="float">
            <text:p>367,4880392098</text:p>
          </table:table-cell>
          <table:table-cell office:value-type="float" office:value="352.868050297792" calcext:value-type="float">
            <text:p>352,8680502978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25</text:p>
          </table:table-cell>
          <table:table-cell office:value-type="float" office:value="252.307631652772" calcext:value-type="float">
            <text:p>252,3076316528</text:p>
          </table:table-cell>
          <table:table-cell office:value-type="float" office:value="200.000000000003" calcext:value-type="float">
            <text:p>200</text:p>
          </table:table-cell>
          <table:table-cell office:value-type="float" office:value="265.674531503414" calcext:value-type="float">
            <text:p>265,6745315034</text:p>
          </table:table-cell>
          <table:table-cell office:value-type="float" office:value="275.242239827542" calcext:value-type="float">
            <text:p>275,2422398275</text:p>
          </table:table-cell>
          <table:table-cell office:value-type="float" office:value="200.000000000002" calcext:value-type="float">
            <text:p>200</text:p>
          </table:table-cell>
          <table:table-cell office:value-type="float" office:value="217.570145231011" calcext:value-type="float">
            <text:p>217,570145231</text:p>
          </table:table-cell>
          <table:table-cell office:value-type="float" office:value="258.363331090578" calcext:value-type="float">
            <text:p>258,3633310906</text:p>
          </table:table-cell>
          <table:table-cell office:value-type="float" office:value="247.204622674476" calcext:value-type="float">
            <text:p>247,2046226745</text:p>
          </table:table-cell>
          <table:table-cell office:value-type="float" office:value="258.038279407022" calcext:value-type="float">
            <text:p>258,038279407</text:p>
          </table:table-cell>
          <table:table-cell office:value-type="float" office:value="217.861477168233" calcext:value-type="float">
            <text:p>217,8614771682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26</text:p>
          </table:table-cell>
          <table:table-cell office:value-type="float" office:value="200.112476941198" calcext:value-type="float">
            <text:p>200,1124769412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133.725039066348" calcext:value-type="float">
            <text:p>133,7250390663</text:p>
          </table:table-cell>
          <table:table-cell office:value-type="float" office:value="200.086676628486" calcext:value-type="float">
            <text:p>200,0866766285</text:p>
          </table:table-cell>
          <table:table-cell office:value-type="float" office:value="200.000000000002" calcext:value-type="float">
            <text:p>200</text:p>
          </table:table-cell>
          <table:table-cell office:value-type="float" office:value="149.302644509309" calcext:value-type="float">
            <text:p>149,3026445093</text:p>
          </table:table-cell>
          <table:table-cell office:value-type="float" office:value="200.082023340667" calcext:value-type="float">
            <text:p>200,0820233407</text:p>
          </table:table-cell>
          <table:table-cell office:value-type="float" office:value="200.161575676368" calcext:value-type="float">
            <text:p>200,1615756764</text:p>
          </table:table-cell>
          <table:table-cell office:value-type="float" office:value="192.327588265237" calcext:value-type="float">
            <text:p>192,3275882652</text:p>
          </table:table-cell>
          <table:table-cell office:value-type="float" office:value="191.177684145839" calcext:value-type="float">
            <text:p>191,1776841458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27</text:p>
          </table:table-cell>
          <table:table-cell office:value-type="float" office:value="1173.09013175458" calcext:value-type="float">
            <text:p>1173,0901317546</text:p>
          </table:table-cell>
          <table:table-cell office:value-type="float" office:value="410.209305150239" calcext:value-type="float">
            <text:p>410,2093051502</text:p>
          </table:table-cell>
          <table:table-cell office:value-type="float" office:value="3742.37273677338" calcext:value-type="float">
            <text:p>3742,3727367734</text:p>
          </table:table-cell>
          <table:table-cell office:value-type="float" office:value="1044.67318616533" calcext:value-type="float">
            <text:p>1044,6731861653</text:p>
          </table:table-cell>
          <table:table-cell office:value-type="float" office:value="377.114201804188" calcext:value-type="float">
            <text:p>377,1142018042</text:p>
          </table:table-cell>
          <table:table-cell office:value-type="float" office:value="300.405814314964" calcext:value-type="float">
            <text:p>300,405814315</text:p>
          </table:table-cell>
          <table:table-cell office:value-type="float" office:value="950.329893122789" calcext:value-type="float">
            <text:p>950,3298931228</text:p>
          </table:table-cell>
          <table:table-cell office:value-type="float" office:value="1813.50074077115" calcext:value-type="float">
            <text:p>1813,5007407712</text:p>
          </table:table-cell>
          <table:table-cell office:value-type="float" office:value="492.946752525506" calcext:value-type="float">
            <text:p>492,9467525255</text:p>
          </table:table-cell>
          <table:table-cell office:value-type="float" office:value="300.035806664333" calcext:value-type="float">
            <text:p>300,0358066643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28</text:p>
          </table:table-cell>
          <table:table-cell office:value-type="float" office:value="2330.35587000816" calcext:value-type="float">
            <text:p>2330,3558700082</text:p>
          </table:table-cell>
          <table:table-cell office:value-type="float" office:value="2286.24178786386" calcext:value-type="float">
            <text:p>2286,2417878639</text:p>
          </table:table-cell>
          <table:table-cell office:value-type="float" office:value="837.251416983929" calcext:value-type="float">
            <text:p>837,2514169839</text:p>
          </table:table-cell>
          <table:table-cell office:value-type="float" office:value="2330.67596542665" calcext:value-type="float">
            <text:p>2330,6759654267</text:p>
          </table:table-cell>
          <table:table-cell office:value-type="float" office:value="2308.58767742471" calcext:value-type="float">
            <text:p>2308,5876774247</text:p>
          </table:table-cell>
          <table:table-cell office:value-type="float" office:value="2455.17906028733" calcext:value-type="float">
            <text:p>2455,1790602873</text:p>
          </table:table-cell>
          <table:table-cell office:value-type="float" office:value="2317.00876848282" calcext:value-type="float">
            <text:p>2317,0087684828</text:p>
          </table:table-cell>
          <table:table-cell office:value-type="float" office:value="3154.12211415023" calcext:value-type="float">
            <text:p>3154,1221141502</text:p>
          </table:table-cell>
          <table:table-cell office:value-type="float" office:value="2118.18685650435" calcext:value-type="float">
            <text:p>2118,1868565044</text:p>
          </table:table-cell>
          <table:table-cell office:value-type="float" office:value="2487.11501438742" calcext:value-type="float">
            <text:p>2487,1150143874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29</text:p>
          </table:table-cell>
          <table:table-cell office:value-type="float" office:value="1527.67780753099" calcext:value-type="float">
            <text:p>1527,677807531</text:p>
          </table:table-cell>
          <table:table-cell office:value-type="float" office:value="940.3363900454" calcext:value-type="float">
            <text:p>940,3363900454</text:p>
          </table:table-cell>
          <table:table-cell office:value-type="float" office:value="270.657206529951" calcext:value-type="float">
            <text:p>270,65720653</text:p>
          </table:table-cell>
          <table:table-cell office:value-type="float" office:value="1337.49170045255" calcext:value-type="float">
            <text:p>1337,4917004526</text:p>
          </table:table-cell>
          <table:table-cell office:value-type="float" office:value="798.380216733695" calcext:value-type="float">
            <text:p>798,3802167337</text:p>
          </table:table-cell>
          <table:table-cell office:value-type="float" office:value="753.869617139941" calcext:value-type="float">
            <text:p>753,8696171399</text:p>
          </table:table-cell>
          <table:table-cell office:value-type="float" office:value="1345.06785667731" calcext:value-type="float">
            <text:p>1345,0678566773</text:p>
          </table:table-cell>
          <table:table-cell office:value-type="float" office:value="2286.68869155524" calcext:value-type="float">
            <text:p>2286,6886915552</text:p>
          </table:table-cell>
          <table:table-cell office:value-type="float" office:value="1409.40959803093" calcext:value-type="float">
            <text:p>1409,4095980309</text:p>
          </table:table-cell>
          <table:table-cell office:value-type="float" office:value="1507.56422377953" calcext:value-type="float">
            <text:p>1507,5642237795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30</text:p>
          </table:table-cell>
          <table:table-cell office:value-type="float" office:value="8618.21195954091" calcext:value-type="float">
            <text:p>8618,2119595409</text:p>
          </table:table-cell>
          <table:table-cell office:value-type="float" office:value="7959.00137030772" calcext:value-type="float">
            <text:p>7959,0013703077</text:p>
          </table:table-cell>
          <table:table-cell office:value-type="float" office:value="2638.72684788859" calcext:value-type="float">
            <text:p>2638,7268478886</text:p>
          </table:table-cell>
          <table:table-cell office:value-type="float" office:value="8795.27427770365" calcext:value-type="float">
            <text:p>8795,2742777037</text:p>
          </table:table-cell>
          <table:table-cell office:value-type="float" office:value="8287.13821186059" calcext:value-type="float">
            <text:p>8287,1382118606</text:p>
          </table:table-cell>
          <table:table-cell office:value-type="float" office:value="9042.39276241347" calcext:value-type="float">
            <text:p>9042,3927624135</text:p>
          </table:table-cell>
          <table:table-cell office:value-type="float" office:value="8495.32472027553" calcext:value-type="float">
            <text:p>8495,3247202755</text:p>
          </table:table-cell>
          <table:table-cell office:value-type="float" office:value="11546.4298569392" calcext:value-type="float">
            <text:p>11546,4298569392</text:p>
          </table:table-cell>
          <table:table-cell office:value-type="float" office:value="7496.14679653586" calcext:value-type="float">
            <text:p>7496,1467965359</text:p>
          </table:table-cell>
          <table:table-cell office:value-type="float" office:value="8712.25534342005" calcext:value-type="float">
            <text:p>8712,2553434201</text:p>
          </table:table-cell>
          <table:table-cell table:number-columns-repeated="1013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30" style:display-name="PageStyle_D3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50" style:display-name="PageStyle_D5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100" style:display-name="PageStyle_D1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10" style:display-name="PageStyle_D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1:25:00</meta:creation-date>
    <dc:date>2018-06-08T16:09:16.624440008</dc:date>
    <meta:generator>LibreOffice/5.1.6.2$Linux_X86_64 LibreOffice_project/10m0$Build-2</meta:generator>
    <meta:editing-duration>PT2M25S</meta:editing-duration>
    <meta:editing-cycles>1</meta:editing-cycles>
    <meta:document-statistic meta:table-count="4" meta:cell-count="118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